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0.9252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2923314916">
            <text:p>272923314916</text:p>
          </table:table-cell>
          <table:table-cell table:number-columns-repeated="2" office:value-type="float" office:value="0">
            <text:p>0</text:p>
          </table:table-cell>
          <table:table-cell office:value-type="float" office:value="72725">
            <text:p>7272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18724">
            <text:p>2777471618724</text:p>
          </table:table-cell>
          <table:table-cell office:value-type="float" office:value="-0.0209607">
            <text:p>-0.0209607</text:p>
          </table:table-cell>
          <table:table-cell office:value-type="float" office:value="0.00426192">
            <text:p>0.00426192</text:p>
          </table:table-cell>
          <table:table-cell office:value-type="float" office:value="2777471618950">
            <text:p>277747161895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18951">
            <text:p>2777471618951</text:p>
          </table:table-cell>
          <table:table-cell office:value-type="float" office:value="-0.0172469">
            <text:p>-0.0172469</text:p>
          </table:table-cell>
          <table:table-cell office:value-type="float" office:value="0.00940761">
            <text:p>0.00940761</text:p>
          </table:table-cell>
          <table:table-cell office:value-type="float" office:value="2777471620096">
            <text:p>277747162009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19238">
            <text:p>2777471619238</text:p>
          </table:table-cell>
          <table:table-cell office:value-type="float" office:value="-0.0191558">
            <text:p>-0.0191558</text:p>
          </table:table-cell>
          <table:table-cell office:value-type="float" office:value="0.00707956">
            <text:p>0.00707956</text:p>
          </table:table-cell>
          <table:table-cell office:value-type="float" office:value="2777471620669">
            <text:p>277747162066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19524">
            <text:p>2777471619524</text:p>
          </table:table-cell>
          <table:table-cell office:value-type="float" office:value="-0.0172469">
            <text:p>-0.0172469</text:p>
          </table:table-cell>
          <table:table-cell office:value-type="float" office:value="0.00940761">
            <text:p>0.00940761</text:p>
          </table:table-cell>
          <table:table-cell office:value-type="float" office:value="2777471621243">
            <text:p>2777471621243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19811">
            <text:p>2777471619811</text:p>
          </table:table-cell>
          <table:table-cell office:value-type="float" office:value="-0.0151896">
            <text:p>-0.0151896</text:p>
          </table:table-cell>
          <table:table-cell office:value-type="float" office:value="0.0154522">
            <text:p>0.0154522</text:p>
          </table:table-cell>
          <table:table-cell office:value-type="float" office:value="2777471622389">
            <text:p>277747162238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20097">
            <text:p>2777471620097</text:p>
          </table:table-cell>
          <table:table-cell office:value-type="float" office:value="-0.0172469">
            <text:p>-0.0172469</text:p>
          </table:table-cell>
          <table:table-cell office:value-type="float" office:value="0.00940761">
            <text:p>0.00940761</text:p>
          </table:table-cell>
          <table:table-cell office:value-type="float" office:value="2777471622962">
            <text:p>277747162296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20384">
            <text:p>2777471620384</text:p>
          </table:table-cell>
          <table:table-cell office:value-type="float" office:value="-0.0212713">
            <text:p>-0.0212713</text:p>
          </table:table-cell>
          <table:table-cell office:value-type="float" office:value="0.00758535">
            <text:p>0.00758535</text:p>
          </table:table-cell>
          <table:table-cell office:value-type="float" office:value="2777471623819">
            <text:p>277747162381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20670">
            <text:p>2777471620670</text:p>
          </table:table-cell>
          <table:table-cell office:value-type="float" office:value="-0.0184738">
            <text:p>-0.0184738</text:p>
          </table:table-cell>
          <table:table-cell office:value-type="float" office:value="0.00310359">
            <text:p>0.00310359</text:p>
          </table:table-cell>
          <table:table-cell office:value-type="float" office:value="2777471624105">
            <text:p>277747162410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20958">
            <text:p>2777471620958</text:p>
          </table:table-cell>
          <table:table-cell office:value-type="float" office:value="-0.017855">
            <text:p>-0.017855</text:p>
          </table:table-cell>
          <table:table-cell office:value-type="float" office:value="0.00771654">
            <text:p>0.00771654</text:p>
          </table:table-cell>
          <table:table-cell office:value-type="float" office:value="2777471624392">
            <text:p>277747162439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21244">
            <text:p>2777471621244</text:p>
          </table:table-cell>
          <table:table-cell office:value-type="float" office:value="-0.0193246">
            <text:p>-0.0193246</text:p>
          </table:table-cell>
          <table:table-cell office:value-type="float" office:value="0.00586634">
            <text:p>0.00586634</text:p>
          </table:table-cell>
          <table:table-cell office:value-type="float" office:value="2777471625248">
            <text:p>277747162524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21530">
            <text:p>2777471621530</text:p>
          </table:table-cell>
          <table:table-cell office:value-type="float" office:value="-0.0183701">
            <text:p>-0.0183701</text:p>
          </table:table-cell>
          <table:table-cell office:value-type="float" office:value="0.0056454">
            <text:p>0.0056454</text:p>
          </table:table-cell>
          <table:table-cell office:value-type="float" office:value="2777471625535">
            <text:p>277747162553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21816">
            <text:p>2777471621816</text:p>
          </table:table-cell>
          <table:table-cell office:value-type="float" office:value="-0.0173071">
            <text:p>-0.0173071</text:p>
          </table:table-cell>
          <table:table-cell office:value-type="float" office:value="0.00776659">
            <text:p>0.00776659</text:p>
          </table:table-cell>
          <table:table-cell office:value-type="float" office:value="2777471625823">
            <text:p>2777471625823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22102">
            <text:p>2777471622102</text:p>
          </table:table-cell>
          <table:table-cell office:value-type="float" office:value="-0.00723304">
            <text:p>-0.00723304</text:p>
          </table:table-cell>
          <table:table-cell office:value-type="float" office:value="0.00707823">
            <text:p>0.00707823</text:p>
          </table:table-cell>
          <table:table-cell office:value-type="float" office:value="2777471627252">
            <text:p>277747162725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22389">
            <text:p>2777471622389</text:p>
          </table:table-cell>
          <table:table-cell office:value-type="float" office:value="0.0208487">
            <text:p>0.0208487</text:p>
          </table:table-cell>
          <table:table-cell office:value-type="float" office:value="0.0101536">
            <text:p>0.0101536</text:p>
          </table:table-cell>
          <table:table-cell office:value-type="float" office:value="2777471627825">
            <text:p>277747162782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22677">
            <text:p>2777471622677</text:p>
          </table:table-cell>
          <table:table-cell office:value-type="float" office:value="0.0304015">
            <text:p>0.0304015</text:p>
          </table:table-cell>
          <table:table-cell office:value-type="float" office:value="0.00555287">
            <text:p>0.00555287</text:p>
          </table:table-cell>
          <table:table-cell office:value-type="float" office:value="2777471628112">
            <text:p>277747162811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22963">
            <text:p>2777471622963</text:p>
          </table:table-cell>
          <table:table-cell office:value-type="float" office:value="0.0773363">
            <text:p>0.0773363</text:p>
          </table:table-cell>
          <table:table-cell office:value-type="float" office:value="0.0137949">
            <text:p>0.0137949</text:p>
          </table:table-cell>
          <table:table-cell office:value-type="float" office:value="2777471628968">
            <text:p>277747162896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23249">
            <text:p>2777471623249</text:p>
          </table:table-cell>
          <table:table-cell office:value-type="float" office:value="0.107893">
            <text:p>0.107893</text:p>
          </table:table-cell>
          <table:table-cell office:value-type="float" office:value="0.00773657">
            <text:p>0.00773657</text:p>
          </table:table-cell>
          <table:table-cell office:value-type="float" office:value="2777471629542">
            <text:p>277747162954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23535">
            <text:p>2777471623535</text:p>
          </table:table-cell>
          <table:table-cell office:value-type="float" office:value="0.142581">
            <text:p>0.142581</text:p>
          </table:table-cell>
          <table:table-cell office:value-type="float" office:value="0.0196871">
            <text:p>0.0196871</text:p>
          </table:table-cell>
          <table:table-cell office:value-type="float" office:value="2777471630114">
            <text:p>2777471630114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23820">
            <text:p>2777471623820</text:p>
          </table:table-cell>
          <table:table-cell office:value-type="float" office:value="0.155259">
            <text:p>0.155259</text:p>
          </table:table-cell>
          <table:table-cell office:value-type="float" office:value="0.0229617">
            <text:p>0.0229617</text:p>
          </table:table-cell>
          <table:table-cell office:value-type="float" office:value="2777471630401">
            <text:p>277747163040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24106">
            <text:p>2777471624106</text:p>
          </table:table-cell>
          <table:table-cell office:value-type="float" office:value="0.173591">
            <text:p>0.173591</text:p>
          </table:table-cell>
          <table:table-cell office:value-type="float" office:value="0.0264102">
            <text:p>0.0264102</text:p>
          </table:table-cell>
          <table:table-cell office:value-type="float" office:value="2777471630686">
            <text:p>277747163068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24392">
            <text:p>2777471624392</text:p>
          </table:table-cell>
          <table:table-cell office:value-type="float" office:value="0.223958">
            <text:p>0.223958</text:p>
          </table:table-cell>
          <table:table-cell office:value-type="float" office:value="0.028798">
            <text:p>0.028798</text:p>
          </table:table-cell>
          <table:table-cell office:value-type="float" office:value="2777471631545">
            <text:p>277747163154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24679">
            <text:p>2777471624679</text:p>
          </table:table-cell>
          <table:table-cell office:value-type="float" office:value="0.252706">
            <text:p>0.252706</text:p>
          </table:table-cell>
          <table:table-cell office:value-type="float" office:value="0.0370795">
            <text:p>0.0370795</text:p>
          </table:table-cell>
          <table:table-cell office:value-type="float" office:value="2777471632117">
            <text:p>2777471632117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24964">
            <text:p>2777471624964</text:p>
          </table:table-cell>
          <table:table-cell office:value-type="float" office:value="0.297013">
            <text:p>0.297013</text:p>
          </table:table-cell>
          <table:table-cell office:value-type="float" office:value="0.0504837">
            <text:p>0.0504837</text:p>
          </table:table-cell>
          <table:table-cell office:value-type="float" office:value="2777471632692">
            <text:p>277747163269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25249">
            <text:p>2777471625249</text:p>
          </table:table-cell>
          <table:table-cell office:value-type="float" office:value="0.351997">
            <text:p>0.351997</text:p>
          </table:table-cell>
          <table:table-cell office:value-type="float" office:value="0.0737969">
            <text:p>0.0737969</text:p>
          </table:table-cell>
          <table:table-cell office:value-type="float" office:value="2777471633548">
            <text:p>277747163354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25536">
            <text:p>2777471625536</text:p>
          </table:table-cell>
          <table:table-cell office:value-type="float" office:value="0.392591">
            <text:p>0.392591</text:p>
          </table:table-cell>
          <table:table-cell office:value-type="float" office:value="0.0929103">
            <text:p>0.0929103</text:p>
          </table:table-cell>
          <table:table-cell office:value-type="float" office:value="2777471634119">
            <text:p>277747163411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25823">
            <text:p>2777471625823</text:p>
          </table:table-cell>
          <table:table-cell office:value-type="float" office:value="0.443073">
            <text:p>0.443073</text:p>
          </table:table-cell>
          <table:table-cell office:value-type="float" office:value="0.108342">
            <text:p>0.108342</text:p>
          </table:table-cell>
          <table:table-cell office:value-type="float" office:value="2777471634980">
            <text:p>277747163498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26108">
            <text:p>2777471626108</text:p>
          </table:table-cell>
          <table:table-cell office:value-type="float" office:value="0.467304">
            <text:p>0.467304</text:p>
          </table:table-cell>
          <table:table-cell office:value-type="float" office:value="0.122059">
            <text:p>0.122059</text:p>
          </table:table-cell>
          <table:table-cell office:value-type="float" office:value="2777471635265">
            <text:p>277747163526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26395">
            <text:p>2777471626395</text:p>
          </table:table-cell>
          <table:table-cell office:value-type="float" office:value="0.488121">
            <text:p>0.488121</text:p>
          </table:table-cell>
          <table:table-cell office:value-type="float" office:value="0.13463">
            <text:p>0.13463</text:p>
          </table:table-cell>
          <table:table-cell office:value-type="float" office:value="2777471635551">
            <text:p>277747163555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26681">
            <text:p>2777471626681</text:p>
          </table:table-cell>
          <table:table-cell office:value-type="float" office:value="0.522807">
            <text:p>0.522807</text:p>
          </table:table-cell>
          <table:table-cell office:value-type="float" office:value="0.152245">
            <text:p>0.152245</text:p>
          </table:table-cell>
          <table:table-cell office:value-type="float" office:value="2777471636125">
            <text:p>2777471636125</text:p>
          </table:table-cell>
        </table:table-row>
        <table:table-row table:style-name="ro1">
          <table:table-cell office:value-type="float" office:value="0.00291078">
            <text:p>0.00291078</text:p>
          </table:table-cell>
          <table:table-cell table:style-name="ce1" office:value-type="string">
            <text:p>2.34033e-07</text:p>
          </table:table-cell>
          <table:table-cell office:value-type="float" office:value="2777471626968">
            <text:p>2777471626968</text:p>
          </table:table-cell>
          <table:table-cell office:value-type="float" office:value="0.63837">
            <text:p>0.63837</text:p>
          </table:table-cell>
          <table:table-cell office:value-type="float" office:value="0.216904">
            <text:p>0.216904</text:p>
          </table:table-cell>
          <table:table-cell office:value-type="float" office:value="2777471637558">
            <text:p>2777471637558</text:p>
          </table:table-cell>
        </table:table-row>
        <table:table-row table:style-name="ro1">
          <table:table-cell office:value-type="float" office:value="0.0137403">
            <text:p>0.0137403</text:p>
          </table:table-cell>
          <table:table-cell table:style-name="ce1" office:value-type="string">
            <text:p>5.09564e-05</text:p>
          </table:table-cell>
          <table:table-cell office:value-type="float" office:value="2777471627253">
            <text:p>2777471627253</text:p>
          </table:table-cell>
          <table:table-cell office:value-type="float" office:value="0.700919">
            <text:p>0.700919</text:p>
          </table:table-cell>
          <table:table-cell office:value-type="float" office:value="0.269647">
            <text:p>0.269647</text:p>
          </table:table-cell>
          <table:table-cell office:value-type="float" office:value="2777471638706">
            <text:p>2777471638706</text:p>
          </table:table-cell>
        </table:table-row>
        <table:table-row table:style-name="ro1">
          <table:table-cell office:value-type="float" office:value="0.0236547">
            <text:p>0.0236547</text:p>
          </table:table-cell>
          <table:table-cell table:style-name="ce1" office:value-type="string">
            <text:p>-3.77699e-05</text:p>
          </table:table-cell>
          <table:table-cell office:value-type="float" office:value="2777471627539">
            <text:p>2777471627539</text:p>
          </table:table-cell>
          <table:table-cell office:value-type="float" office:value="0.737199">
            <text:p>0.737199</text:p>
          </table:table-cell>
          <table:table-cell office:value-type="float" office:value="0.306763">
            <text:p>0.306763</text:p>
          </table:table-cell>
          <table:table-cell office:value-type="float" office:value="2777471639279">
            <text:p>2777471639279</text:p>
          </table:table-cell>
        </table:table-row>
        <table:table-row table:style-name="ro1">
          <table:table-cell office:value-type="float" office:value="0.034185">
            <text:p>0.034185</text:p>
          </table:table-cell>
          <table:table-cell office:value-type="float" office:value="0.000576325">
            <text:p>0.000576325</text:p>
          </table:table-cell>
          <table:table-cell office:value-type="float" office:value="2777471627826">
            <text:p>2777471627826</text:p>
          </table:table-cell>
          <table:table-cell office:value-type="float" office:value="0.761377">
            <text:p>0.761377</text:p>
          </table:table-cell>
          <table:table-cell office:value-type="float" office:value="0.332182">
            <text:p>0.332182</text:p>
          </table:table-cell>
          <table:table-cell office:value-type="float" office:value="2777471643012">
            <text:p>2777471643012</text:p>
          </table:table-cell>
        </table:table-row>
        <table:table-row table:style-name="ro1">
          <table:table-cell office:value-type="float" office:value="0.0454635">
            <text:p>0.0454635</text:p>
          </table:table-cell>
          <table:table-cell office:value-type="float" office:value="0.00104484">
            <text:p>0.00104484</text:p>
          </table:table-cell>
          <table:table-cell office:value-type="float" office:value="2777471628113">
            <text:p>2777471628113</text:p>
          </table:table-cell>
          <table:table-cell office:value-type="float" office:value="0.762449">
            <text:p>0.762449</text:p>
          </table:table-cell>
          <table:table-cell office:value-type="float" office:value="0.332202">
            <text:p>0.332202</text:p>
          </table:table-cell>
          <table:table-cell office:value-type="float" office:value="2777471643585">
            <text:p>2777471643585</text:p>
          </table:table-cell>
        </table:table-row>
        <table:table-row table:style-name="ro1">
          <table:table-cell office:value-type="float" office:value="0.0617219">
            <text:p>0.0617219</text:p>
          </table:table-cell>
          <table:table-cell office:value-type="float" office:value="0.00196369">
            <text:p>0.00196369</text:p>
          </table:table-cell>
          <table:table-cell office:value-type="float" office:value="2777471628399">
            <text:p>2777471628399</text:p>
          </table:table-cell>
          <table:table-cell office:value-type="float" office:value="0.758071">
            <text:p>0.758071</text:p>
          </table:table-cell>
          <table:table-cell office:value-type="float" office:value="0.334327">
            <text:p>0.334327</text:p>
          </table:table-cell>
          <table:table-cell office:value-type="float" office:value="2777471645300">
            <text:p>2777471645300</text:p>
          </table:table-cell>
        </table:table-row>
        <table:table-row table:style-name="ro1">
          <table:table-cell office:value-type="float" office:value="0.0822017">
            <text:p>0.0822017</text:p>
          </table:table-cell>
          <table:table-cell office:value-type="float" office:value="0.00324878">
            <text:p>0.00324878</text:p>
          </table:table-cell>
          <table:table-cell office:value-type="float" office:value="2777471628685">
            <text:p>2777471628685</text:p>
          </table:table-cell>
          <table:table-cell office:value-type="float" office:value="0.748911">
            <text:p>0.748911</text:p>
          </table:table-cell>
          <table:table-cell office:value-type="float" office:value="0.337853">
            <text:p>0.337853</text:p>
          </table:table-cell>
          <table:table-cell office:value-type="float" office:value="2777471645871">
            <text:p>2777471645871</text:p>
          </table:table-cell>
        </table:table-row>
        <table:table-row table:style-name="ro1">
          <table:table-cell office:value-type="float" office:value="0.0952448">
            <text:p>0.0952448</text:p>
          </table:table-cell>
          <table:table-cell office:value-type="float" office:value="0.00410853">
            <text:p>0.00410853</text:p>
          </table:table-cell>
          <table:table-cell office:value-type="float" office:value="2777471628969">
            <text:p>2777471628969</text:p>
          </table:table-cell>
          <table:table-cell office:value-type="float" office:value="0.753136">
            <text:p>0.753136</text:p>
          </table:table-cell>
          <table:table-cell office:value-type="float" office:value="0.344677">
            <text:p>0.344677</text:p>
          </table:table-cell>
          <table:table-cell office:value-type="float" office:value="2777471646155">
            <text:p>2777471646155</text:p>
          </table:table-cell>
        </table:table-row>
        <table:table-row table:style-name="ro1">
          <table:table-cell office:value-type="float" office:value="0.108116">
            <text:p>0.108116</text:p>
          </table:table-cell>
          <table:table-cell office:value-type="float" office:value="0.00581086">
            <text:p>0.00581086</text:p>
          </table:table-cell>
          <table:table-cell office:value-type="float" office:value="2777471629257">
            <text:p>2777471629257</text:p>
          </table:table-cell>
          <table:table-cell office:value-type="float" office:value="0.738127">
            <text:p>0.738127</text:p>
          </table:table-cell>
          <table:table-cell office:value-type="float" office:value="0.342107">
            <text:p>0.342107</text:p>
          </table:table-cell>
          <table:table-cell office:value-type="float" office:value="2777471647010">
            <text:p>2777471647010</text:p>
          </table:table-cell>
        </table:table-row>
        <table:table-row table:style-name="ro1">
          <table:table-cell office:value-type="float" office:value="0.127317">
            <text:p>0.127317</text:p>
          </table:table-cell>
          <table:table-cell office:value-type="float" office:value="0.00820015">
            <text:p>0.00820015</text:p>
          </table:table-cell>
          <table:table-cell office:value-type="float" office:value="2777471629543">
            <text:p>2777471629543</text:p>
          </table:table-cell>
          <table:table-cell office:value-type="float" office:value="0.737534">
            <text:p>0.737534</text:p>
          </table:table-cell>
          <table:table-cell office:value-type="float" office:value="0.311524">
            <text:p>0.311524</text:p>
          </table:table-cell>
          <table:table-cell office:value-type="float" office:value="2777471647583">
            <text:p>2777471647583</text:p>
          </table:table-cell>
        </table:table-row>
        <table:table-row table:style-name="ro1">
          <table:table-cell office:value-type="float" office:value="0.14246">
            <text:p>0.14246</text:p>
          </table:table-cell>
          <table:table-cell office:value-type="float" office:value="0.00990873">
            <text:p>0.00990873</text:p>
          </table:table-cell>
          <table:table-cell office:value-type="float" office:value="2777471629829">
            <text:p>2777471629829</text:p>
          </table:table-cell>
          <table:table-cell office:value-type="float" office:value="0.752952">
            <text:p>0.752952</text:p>
          </table:table-cell>
          <table:table-cell office:value-type="float" office:value="0.271254">
            <text:p>0.271254</text:p>
          </table:table-cell>
          <table:table-cell office:value-type="float" office:value="2777471648155">
            <text:p>2777471648155</text:p>
          </table:table-cell>
        </table:table-row>
        <table:table-row table:style-name="ro1">
          <table:table-cell office:value-type="float" office:value="0.161349">
            <text:p>0.161349</text:p>
          </table:table-cell>
          <table:table-cell office:value-type="float" office:value="0.012606">
            <text:p>0.012606</text:p>
          </table:table-cell>
          <table:table-cell office:value-type="float" office:value="2777471630115">
            <text:p>2777471630115</text:p>
          </table:table-cell>
          <table:table-cell office:value-type="float" office:value="0.756531">
            <text:p>0.756531</text:p>
          </table:table-cell>
          <table:table-cell office:value-type="float" office:value="0.237028">
            <text:p>0.237028</text:p>
          </table:table-cell>
          <table:table-cell office:value-type="float" office:value="2777471648441">
            <text:p>2777471648441</text:p>
          </table:table-cell>
        </table:table-row>
        <table:table-row table:style-name="ro1">
          <table:table-cell office:value-type="float" office:value="0.174465">
            <text:p>0.174465</text:p>
          </table:table-cell>
          <table:table-cell office:value-type="float" office:value="0.0144738">
            <text:p>0.0144738</text:p>
          </table:table-cell>
          <table:table-cell office:value-type="float" office:value="2777471630402">
            <text:p>2777471630402</text:p>
          </table:table-cell>
          <table:table-cell office:value-type="float" office:value="0.763694">
            <text:p>0.763694</text:p>
          </table:table-cell>
          <table:table-cell office:value-type="float" office:value="0.213288">
            <text:p>0.213288</text:p>
          </table:table-cell>
          <table:table-cell office:value-type="float" office:value="2777471649012">
            <text:p>2777471649012</text:p>
          </table:table-cell>
        </table:table-row>
        <table:table-row table:style-name="ro1">
          <table:table-cell office:value-type="float" office:value="0.193078">
            <text:p>0.193078</text:p>
          </table:table-cell>
          <table:table-cell office:value-type="float" office:value="0.0175438">
            <text:p>0.0175438</text:p>
          </table:table-cell>
          <table:table-cell office:value-type="float" office:value="2777471630687">
            <text:p>2777471630687</text:p>
          </table:table-cell>
          <table:table-cell office:value-type="float" office:value="0.77484">
            <text:p>0.77484</text:p>
          </table:table-cell>
          <table:table-cell office:value-type="float" office:value="0.167936">
            <text:p>0.167936</text:p>
          </table:table-cell>
          <table:table-cell office:value-type="float" office:value="2777471649869">
            <text:p>2777471649869</text:p>
          </table:table-cell>
        </table:table-row>
        <table:table-row table:style-name="ro1">
          <table:table-cell office:value-type="float" office:value="0.21157">
            <text:p>0.21157</text:p>
          </table:table-cell>
          <table:table-cell office:value-type="float" office:value="0.0211869">
            <text:p>0.0211869</text:p>
          </table:table-cell>
          <table:table-cell office:value-type="float" office:value="2777471630973">
            <text:p>2777471630973</text:p>
          </table:table-cell>
          <table:table-cell office:value-type="float" office:value="0.781016">
            <text:p>0.781016</text:p>
          </table:table-cell>
          <table:table-cell office:value-type="float" office:value="0.138942">
            <text:p>0.138942</text:p>
          </table:table-cell>
          <table:table-cell office:value-type="float" office:value="2777471650155">
            <text:p>2777471650155</text:p>
          </table:table-cell>
        </table:table-row>
        <table:table-row table:style-name="ro1">
          <table:table-cell office:value-type="float" office:value="0.229416">
            <text:p>0.229416</text:p>
          </table:table-cell>
          <table:table-cell office:value-type="float" office:value="0.0245004">
            <text:p>0.0245004</text:p>
          </table:table-cell>
          <table:table-cell office:value-type="float" office:value="2777471631259">
            <text:p>2777471631259</text:p>
          </table:table-cell>
          <table:table-cell office:value-type="float" office:value="0.791911">
            <text:p>0.791911</text:p>
          </table:table-cell>
          <table:table-cell office:value-type="float" office:value="0.0885913">
            <text:p>0.0885913</text:p>
          </table:table-cell>
          <table:table-cell office:value-type="float" office:value="2777471650729">
            <text:p>2777471650729</text:p>
          </table:table-cell>
        </table:table-row>
        <table:table-row table:style-name="ro1">
          <table:table-cell office:value-type="float" office:value="0.242613">
            <text:p>0.242613</text:p>
          </table:table-cell>
          <table:table-cell office:value-type="float" office:value="0.0273116">
            <text:p>0.0273116</text:p>
          </table:table-cell>
          <table:table-cell office:value-type="float" office:value="2777471631546">
            <text:p>2777471631546</text:p>
          </table:table-cell>
          <table:table-cell office:value-type="float" office:value="0.816097">
            <text:p>0.816097</text:p>
          </table:table-cell>
          <table:table-cell office:value-type="float" office:value="0.0345466">
            <text:p>0.0345466</text:p>
          </table:table-cell>
          <table:table-cell office:value-type="float" office:value="2777471651589">
            <text:p>2777471651589</text:p>
          </table:table-cell>
        </table:table-row>
        <table:table-row table:style-name="ro1">
          <table:table-cell office:value-type="float" office:value="0.266874">
            <text:p>0.266874</text:p>
          </table:table-cell>
          <table:table-cell office:value-type="float" office:value="0.0329475">
            <text:p>0.0329475</text:p>
          </table:table-cell>
          <table:table-cell office:value-type="float" office:value="2777471631832">
            <text:p>2777471631832</text:p>
          </table:table-cell>
          <table:table-cell office:value-type="float" office:value="0.849786">
            <text:p>0.849786</text:p>
          </table:table-cell>
          <table:table-cell office:value-type="float" office:value="-0.0295671">
            <text:p>-0.0295671</text:p>
          </table:table-cell>
          <table:table-cell office:value-type="float" office:value="2777471652733">
            <text:p>2777471652733</text:p>
          </table:table-cell>
        </table:table-row>
        <table:table-row table:style-name="ro1">
          <table:table-cell office:value-type="float" office:value="0.281735">
            <text:p>0.281735</text:p>
          </table:table-cell>
          <table:table-cell office:value-type="float" office:value="0.0366873">
            <text:p>0.0366873</text:p>
          </table:table-cell>
          <table:table-cell office:value-type="float" office:value="2777471632118">
            <text:p>2777471632118</text:p>
          </table:table-cell>
          <table:table-cell office:value-type="float" office:value="0.880831">
            <text:p>0.880831</text:p>
          </table:table-cell>
          <table:table-cell office:value-type="float" office:value="-0.0837033">
            <text:p>-0.0837033</text:p>
          </table:table-cell>
          <table:table-cell office:value-type="float" office:value="2777471653590">
            <text:p>2777471653590</text:p>
          </table:table-cell>
        </table:table-row>
        <table:table-row table:style-name="ro1">
          <table:table-cell office:value-type="float" office:value="0.29969">
            <text:p>0.29969</text:p>
          </table:table-cell>
          <table:table-cell office:value-type="float" office:value="0.0417085">
            <text:p>0.0417085</text:p>
          </table:table-cell>
          <table:table-cell office:value-type="float" office:value="2777471632403">
            <text:p>2777471632403</text:p>
          </table:table-cell>
          <table:table-cell office:value-type="float" office:value="0.985719">
            <text:p>0.985719</text:p>
          </table:table-cell>
          <table:table-cell office:value-type="float" office:value="-0.223033">
            <text:p>-0.223033</text:p>
          </table:table-cell>
          <table:table-cell office:value-type="float" office:value="2777471655880">
            <text:p>2777471655880</text:p>
          </table:table-cell>
        </table:table-row>
        <table:table-row table:style-name="ro1">
          <table:table-cell office:value-type="float" office:value="0.321973">
            <text:p>0.321973</text:p>
          </table:table-cell>
          <table:table-cell office:value-type="float" office:value="0.04851">
            <text:p>0.04851</text:p>
          </table:table-cell>
          <table:table-cell office:value-type="float" office:value="2777471632692">
            <text:p>2777471632692</text:p>
          </table:table-cell>
          <table:table-cell office:value-type="float" office:value="1.01385">
            <text:p>1.01385</text:p>
          </table:table-cell>
          <table:table-cell office:value-type="float" office:value="-0.25851">
            <text:p>-0.25851</text:p>
          </table:table-cell>
          <table:table-cell office:value-type="float" office:value="2777471656450">
            <text:p>2777471656450</text:p>
          </table:table-cell>
        </table:table-row>
        <table:table-row table:style-name="ro1">
          <table:table-cell office:value-type="float" office:value="0.336678">
            <text:p>0.336678</text:p>
          </table:table-cell>
          <table:table-cell office:value-type="float" office:value="0.0531241">
            <text:p>0.0531241</text:p>
          </table:table-cell>
          <table:table-cell office:value-type="float" office:value="2777471632977">
            <text:p>2777471632977</text:p>
          </table:table-cell>
          <table:table-cell office:value-type="float" office:value="1.13392">
            <text:p>1.13392</text:p>
          </table:table-cell>
          <table:table-cell office:value-type="float" office:value="-0.371663">
            <text:p>-0.371663</text:p>
          </table:table-cell>
          <table:table-cell office:value-type="float" office:value="2777471658452">
            <text:p>2777471658452</text:p>
          </table:table-cell>
        </table:table-row>
        <table:table-row table:style-name="ro1">
          <table:table-cell office:value-type="float" office:value="0.347188">
            <text:p>0.347188</text:p>
          </table:table-cell>
          <table:table-cell office:value-type="float" office:value="0.0567478">
            <text:p>0.0567478</text:p>
          </table:table-cell>
          <table:table-cell office:value-type="float" office:value="2777471633264">
            <text:p>2777471633264</text:p>
          </table:table-cell>
          <table:table-cell office:value-type="float" office:value="1.17266">
            <text:p>1.17266</text:p>
          </table:table-cell>
          <table:table-cell office:value-type="float" office:value="-0.394928">
            <text:p>-0.394928</text:p>
          </table:table-cell>
          <table:table-cell office:value-type="float" office:value="2777471659024">
            <text:p>2777471659024</text:p>
          </table:table-cell>
        </table:table-row>
        <table:table-row table:style-name="ro1">
          <table:table-cell office:value-type="float" office:value="0.373263">
            <text:p>0.373263</text:p>
          </table:table-cell>
          <table:table-cell office:value-type="float" office:value="0.0679389">
            <text:p>0.0679389</text:p>
          </table:table-cell>
          <table:table-cell office:value-type="float" office:value="2777471633549">
            <text:p>2777471633549</text:p>
          </table:table-cell>
          <table:table-cell office:value-type="float" office:value="1.21445">
            <text:p>1.21445</text:p>
          </table:table-cell>
          <table:table-cell office:value-type="float" office:value="-0.407865">
            <text:p>-0.407865</text:p>
          </table:table-cell>
          <table:table-cell office:value-type="float" office:value="2777471659598">
            <text:p>2777471659598</text:p>
          </table:table-cell>
        </table:table-row>
        <table:table-row table:style-name="ro1">
          <table:table-cell office:value-type="float" office:value="0.393923">
            <text:p>0.393923</text:p>
          </table:table-cell>
          <table:table-cell office:value-type="float" office:value="0.0764414">
            <text:p>0.0764414</text:p>
          </table:table-cell>
          <table:table-cell office:value-type="float" office:value="2777471633835">
            <text:p>2777471633835</text:p>
          </table:table-cell>
          <table:table-cell office:value-type="float" office:value="1.26349">
            <text:p>1.26349</text:p>
          </table:table-cell>
          <table:table-cell office:value-type="float" office:value="-0.476204">
            <text:p>-0.476204</text:p>
          </table:table-cell>
          <table:table-cell office:value-type="float" office:value="2777471660741">
            <text:p>2777471660741</text:p>
          </table:table-cell>
        </table:table-row>
        <table:table-row table:style-name="ro1">
          <table:table-cell office:value-type="float" office:value="0.409899">
            <text:p>0.409899</text:p>
          </table:table-cell>
          <table:table-cell office:value-type="float" office:value="0.083068">
            <text:p>0.083068</text:p>
          </table:table-cell>
          <table:table-cell office:value-type="float" office:value="2777471634120">
            <text:p>2777471634120</text:p>
          </table:table-cell>
          <table:table-cell office:value-type="float" office:value="1.26105">
            <text:p>1.26105</text:p>
          </table:table-cell>
          <table:table-cell office:value-type="float" office:value="-0.474214">
            <text:p>-0.474214</text:p>
          </table:table-cell>
          <table:table-cell office:value-type="float" office:value="2777471661604">
            <text:p>2777471661604</text:p>
          </table:table-cell>
        </table:table-row>
        <table:table-row table:style-name="ro1">
          <table:table-cell office:value-type="float" office:value="0.42693">
            <text:p>0.42693</text:p>
          </table:table-cell>
          <table:table-cell office:value-type="float" office:value="0.0912711">
            <text:p>0.0912711</text:p>
          </table:table-cell>
          <table:table-cell office:value-type="float" office:value="2777471634406">
            <text:p>2777471634406</text:p>
          </table:table-cell>
          <table:table-cell office:value-type="float" office:value="1.26264">
            <text:p>1.26264</text:p>
          </table:table-cell>
          <table:table-cell office:value-type="float" office:value="-0.476232">
            <text:p>-0.476232</text:p>
          </table:table-cell>
          <table:table-cell office:value-type="float" office:value="2777471662747">
            <text:p>2777471662747</text:p>
          </table:table-cell>
        </table:table-row>
        <table:table-row table:style-name="ro1">
          <table:table-cell office:value-type="float" office:value="0.446547">
            <text:p>0.446547</text:p>
          </table:table-cell>
          <table:table-cell office:value-type="float" office:value="0.10117">
            <text:p>0.10117</text:p>
          </table:table-cell>
          <table:table-cell office:value-type="float" office:value="2777471634693">
            <text:p>2777471634693</text:p>
          </table:table-cell>
          <table:table-cell office:value-type="float" office:value="1.26185">
            <text:p>1.26185</text:p>
          </table:table-cell>
          <table:table-cell office:value-type="float" office:value="-0.477123">
            <text:p>-0.477123</text:p>
          </table:table-cell>
          <table:table-cell office:value-type="float" office:value="2777471665604">
            <text:p>2777471665604</text:p>
          </table:table-cell>
        </table:table-row>
        <table:table-row table:style-name="ro1">
          <table:table-cell office:value-type="float" office:value="0.457172">
            <text:p>0.457172</text:p>
          </table:table-cell>
          <table:table-cell office:value-type="float" office:value="0.106884">
            <text:p>0.106884</text:p>
          </table:table-cell>
          <table:table-cell office:value-type="float" office:value="2777471634981">
            <text:p>2777471634981</text:p>
          </table:table-cell>
          <table:table-cell office:value-type="float" office:value="1.23863">
            <text:p>1.23863</text:p>
          </table:table-cell>
          <table:table-cell office:value-type="float" office:value="-0.459113">
            <text:p>-0.459113</text:p>
          </table:table-cell>
          <table:table-cell office:value-type="float" office:value="2777471667312">
            <text:p>2777471667312</text:p>
          </table:table-cell>
        </table:table-row>
        <table:table-row table:style-name="ro1">
          <table:table-cell office:value-type="float" office:value="0.476013">
            <text:p>0.476013</text:p>
          </table:table-cell>
          <table:table-cell office:value-type="float" office:value="0.116888">
            <text:p>0.116888</text:p>
          </table:table-cell>
          <table:table-cell office:value-type="float" office:value="2777471635267">
            <text:p>2777471635267</text:p>
          </table:table-cell>
          <table:table-cell office:value-type="float" office:value="1.13919">
            <text:p>1.13919</text:p>
          </table:table-cell>
          <table:table-cell office:value-type="float" office:value="-0.439914">
            <text:p>-0.439914</text:p>
          </table:table-cell>
          <table:table-cell office:value-type="float" office:value="2777471669028">
            <text:p>2777471669028</text:p>
          </table:table-cell>
        </table:table-row>
        <table:table-row table:style-name="ro1">
          <table:table-cell office:value-type="float" office:value="0.494819">
            <text:p>0.494819</text:p>
          </table:table-cell>
          <table:table-cell office:value-type="float" office:value="0.127094">
            <text:p>0.127094</text:p>
          </table:table-cell>
          <table:table-cell office:value-type="float" office:value="2777471635552">
            <text:p>2777471635552</text:p>
          </table:table-cell>
          <table:table-cell office:value-type="float" office:value="1.08095">
            <text:p>1.08095</text:p>
          </table:table-cell>
          <table:table-cell office:value-type="float" office:value="-0.435638">
            <text:p>-0.435638</text:p>
          </table:table-cell>
          <table:table-cell office:value-type="float" office:value="2777471669884">
            <text:p>2777471669884</text:p>
          </table:table-cell>
        </table:table-row>
        <table:table-row table:style-name="ro1">
          <table:table-cell office:value-type="float" office:value="0.511587">
            <text:p>0.511587</text:p>
          </table:table-cell>
          <table:table-cell office:value-type="float" office:value="0.136987">
            <text:p>0.136987</text:p>
          </table:table-cell>
          <table:table-cell office:value-type="float" office:value="2777471635838">
            <text:p>2777471635838</text:p>
          </table:table-cell>
          <table:table-cell office:value-type="float" office:value="1.04483">
            <text:p>1.04483</text:p>
          </table:table-cell>
          <table:table-cell office:value-type="float" office:value="-0.427776">
            <text:p>-0.427776</text:p>
          </table:table-cell>
          <table:table-cell office:value-type="float" office:value="2777471670455">
            <text:p>2777471670455</text:p>
          </table:table-cell>
        </table:table-row>
        <table:table-row table:style-name="ro1">
          <table:table-cell office:value-type="float" office:value="0.536956">
            <text:p>0.536956</text:p>
          </table:table-cell>
          <table:table-cell office:value-type="float" office:value="0.15183">
            <text:p>0.15183</text:p>
          </table:table-cell>
          <table:table-cell office:value-type="float" office:value="2777471636125">
            <text:p>2777471636125</text:p>
          </table:table-cell>
          <table:table-cell office:value-type="float" office:value="0.942101">
            <text:p>0.942101</text:p>
          </table:table-cell>
          <table:table-cell office:value-type="float" office:value="-0.440645">
            <text:p>-0.440645</text:p>
          </table:table-cell>
          <table:table-cell office:value-type="float" office:value="2777471671883">
            <text:p>2777471671883</text:p>
          </table:table-cell>
        </table:table-row>
        <table:table-row table:style-name="ro1">
          <table:table-cell office:value-type="float" office:value="0.552303">
            <text:p>0.552303</text:p>
          </table:table-cell>
          <table:table-cell office:value-type="float" office:value="0.161301">
            <text:p>0.161301</text:p>
          </table:table-cell>
          <table:table-cell office:value-type="float" office:value="2777471636412">
            <text:p>2777471636412</text:p>
          </table:table-cell>
          <table:table-cell office:value-type="float" office:value="0.89433">
            <text:p>0.89433</text:p>
          </table:table-cell>
          <table:table-cell office:value-type="float" office:value="-0.441982">
            <text:p>-0.441982</text:p>
          </table:table-cell>
          <table:table-cell office:value-type="float" office:value="2777471672740">
            <text:p>2777471672740</text:p>
          </table:table-cell>
        </table:table-row>
        <table:table-row table:style-name="ro1">
          <table:table-cell office:value-type="float" office:value="0.575719">
            <text:p>0.575719</text:p>
          </table:table-cell>
          <table:table-cell office:value-type="float" office:value="0.175688">
            <text:p>0.175688</text:p>
          </table:table-cell>
          <table:table-cell office:value-type="float" office:value="2777471636698">
            <text:p>2777471636698</text:p>
          </table:table-cell>
          <table:table-cell office:value-type="float" office:value="0.751566">
            <text:p>0.751566</text:p>
          </table:table-cell>
          <table:table-cell office:value-type="float" office:value="-0.476916">
            <text:p>-0.476916</text:p>
          </table:table-cell>
          <table:table-cell office:value-type="float" office:value="2777471674460">
            <text:p>2777471674460</text:p>
          </table:table-cell>
        </table:table-row>
        <table:table-row table:style-name="ro1">
          <table:table-cell office:value-type="float" office:value="0.593137">
            <text:p>0.593137</text:p>
          </table:table-cell>
          <table:table-cell office:value-type="float" office:value="0.187544">
            <text:p>0.187544</text:p>
          </table:table-cell>
          <table:table-cell office:value-type="float" office:value="2777471636984">
            <text:p>2777471636984</text:p>
          </table:table-cell>
          <table:table-cell office:value-type="float" office:value="0.729527">
            <text:p>0.729527</text:p>
          </table:table-cell>
          <table:table-cell office:value-type="float" office:value="-0.47878">
            <text:p>-0.47878</text:p>
          </table:table-cell>
          <table:table-cell office:value-type="float" office:value="2777471675033">
            <text:p>2777471675033</text:p>
          </table:table-cell>
        </table:table-row>
        <table:table-row table:style-name="ro1">
          <table:table-cell office:value-type="float" office:value="0.611301">
            <text:p>0.611301</text:p>
          </table:table-cell>
          <table:table-cell office:value-type="float" office:value="0.200991">
            <text:p>0.200991</text:p>
          </table:table-cell>
          <table:table-cell office:value-type="float" office:value="2777471637271">
            <text:p>2777471637271</text:p>
          </table:table-cell>
          <table:table-cell office:value-type="float" office:value="0.651179">
            <text:p>0.651179</text:p>
          </table:table-cell>
          <table:table-cell office:value-type="float" office:value="-0.508842">
            <text:p>-0.508842</text:p>
          </table:table-cell>
          <table:table-cell office:value-type="float" office:value="2777471675889">
            <text:p>2777471675889</text:p>
          </table:table-cell>
        </table:table-row>
        <table:table-row table:style-name="ro1">
          <table:table-cell office:value-type="float" office:value="0.635131">
            <text:p>0.635131</text:p>
          </table:table-cell>
          <table:table-cell office:value-type="float" office:value="0.220209">
            <text:p>0.220209</text:p>
          </table:table-cell>
          <table:table-cell office:value-type="float" office:value="2777471637559">
            <text:p>2777471637559</text:p>
          </table:table-cell>
          <table:table-cell office:value-type="float" office:value="0.54345">
            <text:p>0.54345</text:p>
          </table:table-cell>
          <table:table-cell office:value-type="float" office:value="-0.553956">
            <text:p>-0.553956</text:p>
          </table:table-cell>
          <table:table-cell office:value-type="float" office:value="2777471677604">
            <text:p>2777471677604</text:p>
          </table:table-cell>
        </table:table-row>
        <table:table-row table:style-name="ro1">
          <table:table-cell office:value-type="float" office:value="0.653446">
            <text:p>0.653446</text:p>
          </table:table-cell>
          <table:table-cell office:value-type="float" office:value="0.234973">
            <text:p>0.234973</text:p>
          </table:table-cell>
          <table:table-cell office:value-type="float" office:value="2777471637846">
            <text:p>2777471637846</text:p>
          </table:table-cell>
          <table:table-cell office:value-type="float" office:value="0.432962">
            <text:p>0.432962</text:p>
          </table:table-cell>
          <table:table-cell office:value-type="float" office:value="-0.615865">
            <text:p>-0.615865</text:p>
          </table:table-cell>
          <table:table-cell office:value-type="float" office:value="2777471679317">
            <text:p>2777471679317</text:p>
          </table:table-cell>
        </table:table-row>
        <table:table-row table:style-name="ro1">
          <table:table-cell office:value-type="float" office:value="0.671449">
            <text:p>0.671449</text:p>
          </table:table-cell>
          <table:table-cell office:value-type="float" office:value="0.250623">
            <text:p>0.250623</text:p>
          </table:table-cell>
          <table:table-cell office:value-type="float" office:value="2777471638133">
            <text:p>2777471638133</text:p>
          </table:table-cell>
          <table:table-cell office:value-type="float" office:value="0.271034">
            <text:p>0.271034</text:p>
          </table:table-cell>
          <table:table-cell office:value-type="float" office:value="-0.756796">
            <text:p>-0.756796</text:p>
          </table:table-cell>
          <table:table-cell office:value-type="float" office:value="2777471681605">
            <text:p>2777471681605</text:p>
          </table:table-cell>
        </table:table-row>
        <table:table-row table:style-name="ro1">
          <table:table-cell office:value-type="float" office:value="0.691138">
            <text:p>0.691138</text:p>
          </table:table-cell>
          <table:table-cell office:value-type="float" office:value="0.269136">
            <text:p>0.269136</text:p>
          </table:table-cell>
          <table:table-cell office:value-type="float" office:value="2777471638420">
            <text:p>2777471638420</text:p>
          </table:table-cell>
          <table:table-cell office:value-type="float" office:value="0.222649">
            <text:p>0.222649</text:p>
          </table:table-cell>
          <table:table-cell office:value-type="float" office:value="-0.831513">
            <text:p>-0.831513</text:p>
          </table:table-cell>
          <table:table-cell office:value-type="float" office:value="2777471682461">
            <text:p>2777471682461</text:p>
          </table:table-cell>
        </table:table-row>
        <table:table-row table:style-name="ro1">
          <table:table-cell office:value-type="float" office:value="0.692325">
            <text:p>0.692325</text:p>
          </table:table-cell>
          <table:table-cell office:value-type="float" office:value="0.270455">
            <text:p>0.270455</text:p>
          </table:table-cell>
          <table:table-cell office:value-type="float" office:value="2777471638707">
            <text:p>2777471638707</text:p>
          </table:table-cell>
          <table:table-cell office:value-type="float" office:value="0.199303">
            <text:p>0.199303</text:p>
          </table:table-cell>
          <table:table-cell office:value-type="float" office:value="-0.853162">
            <text:p>-0.853162</text:p>
          </table:table-cell>
          <table:table-cell office:value-type="float" office:value="2777471683321">
            <text:p>2777471683321</text:p>
          </table:table-cell>
        </table:table-row>
        <table:table-row table:style-name="ro1">
          <table:table-cell office:value-type="float" office:value="0.718865">
            <text:p>0.718865</text:p>
          </table:table-cell>
          <table:table-cell office:value-type="float" office:value="0.298781">
            <text:p>0.298781</text:p>
          </table:table-cell>
          <table:table-cell office:value-type="float" office:value="2777471638993">
            <text:p>2777471638993</text:p>
          </table:table-cell>
          <table:table-cell office:value-type="float" office:value="0.227967">
            <text:p>0.227967</text:p>
          </table:table-cell>
          <table:table-cell office:value-type="float" office:value="-0.835121">
            <text:p>-0.835121</text:p>
          </table:table-cell>
          <table:table-cell office:value-type="float" office:value="2777471685894">
            <text:p>2777471685894</text:p>
          </table:table-cell>
        </table:table-row>
        <table:table-row table:style-name="ro1">
          <table:table-cell office:value-type="float" office:value="0.723335">
            <text:p>0.723335</text:p>
          </table:table-cell>
          <table:table-cell office:value-type="float" office:value="0.303422">
            <text:p>0.303422</text:p>
          </table:table-cell>
          <table:table-cell office:value-type="float" office:value="2777471639280">
            <text:p>2777471639280</text:p>
          </table:table-cell>
          <table:table-cell office:value-type="float" office:value="0.245667">
            <text:p>0.245667</text:p>
          </table:table-cell>
          <table:table-cell office:value-type="float" office:value="-0.847824">
            <text:p>-0.847824</text:p>
          </table:table-cell>
          <table:table-cell office:value-type="float" office:value="2777471687037">
            <text:p>2777471687037</text:p>
          </table:table-cell>
        </table:table-row>
        <table:table-row table:style-name="ro1">
          <table:table-cell office:value-type="float" office:value="0.741719">
            <text:p>0.741719</text:p>
          </table:table-cell>
          <table:table-cell office:value-type="float" office:value="0.324429">
            <text:p>0.324429</text:p>
          </table:table-cell>
          <table:table-cell office:value-type="float" office:value="2777471639567">
            <text:p>2777471639567</text:p>
          </table:table-cell>
          <table:table-cell office:value-type="float" office:value="0.214587">
            <text:p>0.214587</text:p>
          </table:table-cell>
          <table:table-cell office:value-type="float" office:value="-0.853947">
            <text:p>-0.853947</text:p>
          </table:table-cell>
          <table:table-cell office:value-type="float" office:value="2777471689885">
            <text:p>2777471689885</text:p>
          </table:table-cell>
        </table:table-row>
        <table:table-row table:style-name="ro1">
          <table:table-cell office:value-type="float" office:value="0.748301">
            <text:p>0.748301</text:p>
          </table:table-cell>
          <table:table-cell office:value-type="float" office:value="0.332241">
            <text:p>0.332241</text:p>
          </table:table-cell>
          <table:table-cell office:value-type="float" office:value="2777471639855">
            <text:p>2777471639855</text:p>
          </table:table-cell>
          <table:table-cell office:value-type="float" office:value="0.197472">
            <text:p>0.197472</text:p>
          </table:table-cell>
          <table:table-cell office:value-type="float" office:value="-0.85505">
            <text:p>-0.85505</text:p>
          </table:table-cell>
          <table:table-cell office:value-type="float" office:value="2777471691025">
            <text:p>2777471691025</text:p>
          </table:table-cell>
        </table:table-row>
        <table:table-row table:style-name="ro1">
          <table:table-cell office:value-type="float" office:value="0.749307">
            <text:p>0.749307</text:p>
          </table:table-cell>
          <table:table-cell office:value-type="float" office:value="0.333447">
            <text:p>0.333447</text:p>
          </table:table-cell>
          <table:table-cell office:value-type="float" office:value="2777471640142">
            <text:p>2777471640142</text:p>
          </table:table-cell>
          <table:table-cell office:value-type="float" office:value="0.178473">
            <text:p>0.178473</text:p>
          </table:table-cell>
          <table:table-cell office:value-type="float" office:value="-0.842664">
            <text:p>-0.842664</text:p>
          </table:table-cell>
          <table:table-cell office:value-type="float" office:value="2777471691310">
            <text:p>2777471691310</text:p>
          </table:table-cell>
        </table:table-row>
        <table:table-row table:style-name="ro1">
          <table:table-cell office:value-type="float" office:value="0.749307">
            <text:p>0.749307</text:p>
          </table:table-cell>
          <table:table-cell office:value-type="float" office:value="0.333447">
            <text:p>0.333447</text:p>
          </table:table-cell>
          <table:table-cell office:value-type="float" office:value="2777471640428">
            <text:p>2777471640428</text:p>
          </table:table-cell>
          <table:table-cell office:value-type="float" office:value="0.157814">
            <text:p>0.157814</text:p>
          </table:table-cell>
          <table:table-cell office:value-type="float" office:value="-0.786838">
            <text:p>-0.786838</text:p>
          </table:table-cell>
          <table:table-cell office:value-type="float" office:value="2777471692451">
            <text:p>2777471692451</text:p>
          </table:table-cell>
        </table:table-row>
        <table:table-row table:style-name="ro1">
          <table:table-cell office:value-type="float" office:value="0.749307">
            <text:p>0.749307</text:p>
          </table:table-cell>
          <table:table-cell office:value-type="float" office:value="0.333447">
            <text:p>0.333447</text:p>
          </table:table-cell>
          <table:table-cell office:value-type="float" office:value="2777471640715">
            <text:p>2777471640715</text:p>
          </table:table-cell>
          <table:table-cell office:value-type="float" office:value="0.136603">
            <text:p>0.136603</text:p>
          </table:table-cell>
          <table:table-cell office:value-type="float" office:value="-0.765264">
            <text:p>-0.765264</text:p>
          </table:table-cell>
          <table:table-cell office:value-type="float" office:value="2777471692737">
            <text:p>2777471692737</text:p>
          </table:table-cell>
        </table:table-row>
        <table:table-row table:style-name="ro1">
          <table:table-cell office:value-type="float" office:value="0.749307">
            <text:p>0.749307</text:p>
          </table:table-cell>
          <table:table-cell office:value-type="float" office:value="0.333447">
            <text:p>0.333447</text:p>
          </table:table-cell>
          <table:table-cell office:value-type="float" office:value="2777471641001">
            <text:p>2777471641001</text:p>
          </table:table-cell>
          <table:table-cell office:value-type="float" office:value="0.0992965">
            <text:p>0.0992965</text:p>
          </table:table-cell>
          <table:table-cell office:value-type="float" office:value="-0.692941">
            <text:p>-0.692941</text:p>
          </table:table-cell>
          <table:table-cell office:value-type="float" office:value="2777471693306">
            <text:p>2777471693306</text:p>
          </table:table-cell>
        </table:table-row>
        <table:table-row table:style-name="ro1">
          <table:table-cell office:value-type="float" office:value="0.749307">
            <text:p>0.749307</text:p>
          </table:table-cell>
          <table:table-cell office:value-type="float" office:value="0.333447">
            <text:p>0.333447</text:p>
          </table:table-cell>
          <table:table-cell office:value-type="float" office:value="2777471641287">
            <text:p>2777471641287</text:p>
          </table:table-cell>
          <table:table-cell office:value-type="float" office:value="0.0633715">
            <text:p>0.0633715</text:p>
          </table:table-cell>
          <table:table-cell office:value-type="float" office:value="-0.482579">
            <text:p>-0.482579</text:p>
          </table:table-cell>
          <table:table-cell office:value-type="float" office:value="2777471696444">
            <text:p>2777471696444</text:p>
          </table:table-cell>
        </table:table-row>
        <table:table-row table:style-name="ro1">
          <table:table-cell office:value-type="float" office:value="0.749187">
            <text:p>0.749187</text:p>
          </table:table-cell>
          <table:table-cell office:value-type="float" office:value="0.333304">
            <text:p>0.333304</text:p>
          </table:table-cell>
          <table:table-cell office:value-type="float" office:value="2777471641574">
            <text:p>2777471641574</text:p>
          </table:table-cell>
          <table:table-cell office:value-type="float" office:value="0.082091">
            <text:p>0.082091</text:p>
          </table:table-cell>
          <table:table-cell office:value-type="float" office:value="-0.355937">
            <text:p>-0.355937</text:p>
          </table:table-cell>
          <table:table-cell office:value-type="float" office:value="2777471699297">
            <text:p>2777471699297</text:p>
          </table:table-cell>
        </table:table-row>
        <table:table-row table:style-name="ro1">
          <table:table-cell office:value-type="float" office:value="0.748515">
            <text:p>0.748515</text:p>
          </table:table-cell>
          <table:table-cell office:value-type="float" office:value="0.332528">
            <text:p>0.332528</text:p>
          </table:table-cell>
          <table:table-cell office:value-type="float" office:value="2777471641864">
            <text:p>2777471641864</text:p>
          </table:table-cell>
          <table:table-cell office:value-type="float" office:value="0.0806201">
            <text:p>0.0806201</text:p>
          </table:table-cell>
          <table:table-cell office:value-type="float" office:value="-0.338162">
            <text:p>-0.338162</text:p>
          </table:table-cell>
          <table:table-cell office:value-type="float" office:value="2777471701578">
            <text:p>2777471701578</text:p>
          </table:table-cell>
        </table:table-row>
        <table:table-row table:style-name="ro1">
          <table:table-cell office:value-type="float" office:value="0.751552">
            <text:p>0.751552</text:p>
          </table:table-cell>
          <table:table-cell office:value-type="float" office:value="0.33513">
            <text:p>0.33513</text:p>
          </table:table-cell>
          <table:table-cell office:value-type="float" office:value="2777471642151">
            <text:p>2777471642151</text:p>
          </table:table-cell>
          <table:table-cell office:value-type="float" office:value="0.14974">
            <text:p>0.14974</text:p>
          </table:table-cell>
          <table:table-cell office:value-type="float" office:value="-0.347412">
            <text:p>-0.347412</text:p>
          </table:table-cell>
          <table:table-cell office:value-type="float" office:value="2777471705289">
            <text:p>2777471705289</text:p>
          </table:table-cell>
        </table:table-row>
        <table:table-row table:style-name="ro1">
          <table:table-cell office:value-type="float" office:value="0.753008">
            <text:p>0.753008</text:p>
          </table:table-cell>
          <table:table-cell office:value-type="float" office:value="0.336166">
            <text:p>0.336166</text:p>
          </table:table-cell>
          <table:table-cell office:value-type="float" office:value="2777471642438">
            <text:p>2777471642438</text:p>
          </table:table-cell>
          <table:table-cell office:value-type="float" office:value="0.154443">
            <text:p>0.154443</text:p>
          </table:table-cell>
          <table:table-cell office:value-type="float" office:value="-0.34976">
            <text:p>-0.34976</text:p>
          </table:table-cell>
          <table:table-cell office:value-type="float" office:value="2777471708139">
            <text:p>2777471708139</text:p>
          </table:table-cell>
        </table:table-row>
        <table:table-row table:style-name="ro1">
          <table:table-cell office:value-type="float" office:value="0.75265">
            <text:p>0.75265</text:p>
          </table:table-cell>
          <table:table-cell office:value-type="float" office:value="0.335763">
            <text:p>0.335763</text:p>
          </table:table-cell>
          <table:table-cell office:value-type="float" office:value="2777471642726">
            <text:p>2777471642726</text:p>
          </table:table-cell>
          <table:table-cell office:value-type="float" office:value="0.150359">
            <text:p>0.150359</text:p>
          </table:table-cell>
          <table:table-cell office:value-type="float" office:value="-0.342712">
            <text:p>-0.342712</text:p>
          </table:table-cell>
          <table:table-cell office:value-type="float" office:value="2777471710139">
            <text:p>2777471710139</text:p>
          </table:table-cell>
        </table:table-row>
        <table:table-row table:style-name="ro1">
          <table:table-cell office:value-type="float" office:value="0.744779">
            <text:p>0.744779</text:p>
          </table:table-cell>
          <table:table-cell office:value-type="float" office:value="0.333166">
            <text:p>0.333166</text:p>
          </table:table-cell>
          <table:table-cell office:value-type="float" office:value="2777471643014">
            <text:p>2777471643014</text:p>
          </table:table-cell>
          <table:table-cell office:value-type="float" office:value="0.153617">
            <text:p>0.153617</text:p>
          </table:table-cell>
          <table:table-cell office:value-type="float" office:value="-0.342388">
            <text:p>-0.342388</text:p>
          </table:table-cell>
          <table:table-cell office:value-type="float" office:value="2777471711852">
            <text:p>2777471711852</text:p>
          </table:table-cell>
        </table:table-row>
        <table:table-row table:style-name="ro1">
          <table:table-cell office:value-type="float" office:value="0.74956">
            <text:p>0.74956</text:p>
          </table:table-cell>
          <table:table-cell office:value-type="float" office:value="0.334063">
            <text:p>0.334063</text:p>
          </table:table-cell>
          <table:table-cell office:value-type="float" office:value="2777471643300">
            <text:p>2777471643300</text:p>
          </table:table-cell>
          <table:table-cell office:value-type="float" office:value="0.153741">
            <text:p>0.153741</text:p>
          </table:table-cell>
          <table:table-cell office:value-type="float" office:value="-0.3418">
            <text:p>-0.3418</text:p>
          </table:table-cell>
          <table:table-cell office:value-type="float" office:value="2777471712710">
            <text:p>2777471712710</text:p>
          </table:table-cell>
        </table:table-row>
        <table:table-row table:style-name="ro1">
          <table:table-cell office:value-type="float" office:value="0.754806">
            <text:p>0.754806</text:p>
          </table:table-cell>
          <table:table-cell office:value-type="float" office:value="0.334036">
            <text:p>0.334036</text:p>
          </table:table-cell>
          <table:table-cell office:value-type="float" office:value="2777471643586">
            <text:p>2777471643586</text:p>
          </table:table-cell>
          <table:table-cell office:value-type="float" office:value="0.154164">
            <text:p>0.154164</text:p>
          </table:table-cell>
          <table:table-cell office:value-type="float" office:value="-0.339841">
            <text:p>-0.339841</text:p>
          </table:table-cell>
          <table:table-cell office:value-type="float" office:value="2777471713563">
            <text:p>2777471713563</text:p>
          </table:table-cell>
        </table:table-row>
        <table:table-row table:style-name="ro1">
          <table:table-cell office:value-type="float" office:value="0.756407">
            <text:p>0.756407</text:p>
          </table:table-cell>
          <table:table-cell office:value-type="float" office:value="0.333668">
            <text:p>0.333668</text:p>
          </table:table-cell>
          <table:table-cell office:value-type="float" office:value="2777471643871">
            <text:p>2777471643871</text:p>
          </table:table-cell>
          <table:table-cell office:value-type="float" office:value="0.146376">
            <text:p>0.146376</text:p>
          </table:table-cell>
          <table:table-cell office:value-type="float" office:value="-0.34108">
            <text:p>-0.34108</text:p>
          </table:table-cell>
          <table:table-cell office:value-type="float" office:value="2777471714986">
            <text:p>2777471714986</text:p>
          </table:table-cell>
        </table:table-row>
        <table:table-row table:style-name="ro1">
          <table:table-cell office:value-type="float" office:value="0.756754">
            <text:p>0.756754</text:p>
          </table:table-cell>
          <table:table-cell office:value-type="float" office:value="0.333536">
            <text:p>0.333536</text:p>
          </table:table-cell>
          <table:table-cell office:value-type="float" office:value="2777471644158">
            <text:p>2777471644158</text:p>
          </table:table-cell>
          <table:table-cell office:value-type="float" office:value="0.16081">
            <text:p>0.16081</text:p>
          </table:table-cell>
          <table:table-cell office:value-type="float" office:value="-0.349725">
            <text:p>-0.349725</text:p>
          </table:table-cell>
          <table:table-cell office:value-type="float" office:value="2777471715840">
            <text:p>2777471715840</text:p>
          </table:table-cell>
        </table:table-row>
        <table:table-row table:style-name="ro1">
          <table:table-cell office:value-type="float" office:value="0.758148">
            <text:p>0.758148</text:p>
          </table:table-cell>
          <table:table-cell office:value-type="float" office:value="0.332542">
            <text:p>0.332542</text:p>
          </table:table-cell>
          <table:table-cell office:value-type="float" office:value="2777471644444">
            <text:p>2777471644444</text:p>
          </table:table-cell>
          <table:table-cell office:value-type="float" office:value="0.168925">
            <text:p>0.168925</text:p>
          </table:table-cell>
          <table:table-cell office:value-type="float" office:value="-0.350855">
            <text:p>-0.350855</text:p>
          </table:table-cell>
          <table:table-cell office:value-type="float" office:value="2777471716125">
            <text:p>2777471716125</text:p>
          </table:table-cell>
        </table:table-row>
        <table:table-row table:style-name="ro1">
          <table:table-cell office:value-type="float" office:value="0.763178">
            <text:p>0.763178</text:p>
          </table:table-cell>
          <table:table-cell office:value-type="float" office:value="0.327795">
            <text:p>0.327795</text:p>
          </table:table-cell>
          <table:table-cell office:value-type="float" office:value="2777471644729">
            <text:p>2777471644729</text:p>
          </table:table-cell>
          <table:table-cell office:value-type="float" office:value="0.259931">
            <text:p>0.259931</text:p>
          </table:table-cell>
          <table:table-cell office:value-type="float" office:value="-0.344811">
            <text:p>-0.344811</text:p>
          </table:table-cell>
          <table:table-cell office:value-type="float" office:value="2777471717552">
            <text:p>2777471717552</text:p>
          </table:table-cell>
        </table:table-row>
        <table:table-row table:style-name="ro1">
          <table:table-cell office:value-type="float" office:value="0.763213">
            <text:p>0.763213</text:p>
          </table:table-cell>
          <table:table-cell office:value-type="float" office:value="0.328088">
            <text:p>0.328088</text:p>
          </table:table-cell>
          <table:table-cell office:value-type="float" office:value="2777471645015">
            <text:p>2777471645015</text:p>
          </table:table-cell>
          <table:table-cell office:value-type="float" office:value="0.323101">
            <text:p>0.323101</text:p>
          </table:table-cell>
          <table:table-cell office:value-type="float" office:value="-0.337115">
            <text:p>-0.337115</text:p>
          </table:table-cell>
          <table:table-cell office:value-type="float" office:value="2777471718692">
            <text:p>2777471718692</text:p>
          </table:table-cell>
        </table:table-row>
        <table:table-row table:style-name="ro1">
          <table:table-cell office:value-type="float" office:value="0.764955">
            <text:p>0.764955</text:p>
          </table:table-cell>
          <table:table-cell office:value-type="float" office:value="0.324768">
            <text:p>0.324768</text:p>
          </table:table-cell>
          <table:table-cell office:value-type="float" office:value="2777471645301">
            <text:p>2777471645301</text:p>
          </table:table-cell>
          <table:table-cell office:value-type="float" office:value="0.450124">
            <text:p>0.450124</text:p>
          </table:table-cell>
          <table:table-cell office:value-type="float" office:value="-0.301727">
            <text:p>-0.301727</text:p>
          </table:table-cell>
          <table:table-cell office:value-type="float" office:value="2777471720687">
            <text:p>2777471720687</text:p>
          </table:table-cell>
        </table:table-row>
        <table:table-row table:style-name="ro1">
          <table:table-cell office:value-type="float" office:value="0.766188">
            <text:p>0.766188</text:p>
          </table:table-cell>
          <table:table-cell office:value-type="float" office:value="0.321034">
            <text:p>0.321034</text:p>
          </table:table-cell>
          <table:table-cell office:value-type="float" office:value="2777471645593">
            <text:p>2777471645593</text:p>
          </table:table-cell>
          <table:table-cell office:value-type="float" office:value="0.545153">
            <text:p>0.545153</text:p>
          </table:table-cell>
          <table:table-cell office:value-type="float" office:value="-0.257228">
            <text:p>-0.257228</text:p>
          </table:table-cell>
          <table:table-cell office:value-type="float" office:value="2777471722972">
            <text:p>2777471722972</text:p>
          </table:table-cell>
        </table:table-row>
        <table:table-row table:style-name="ro1">
          <table:table-cell office:value-type="float" office:value="0.766162">
            <text:p>0.766162</text:p>
          </table:table-cell>
          <table:table-cell office:value-type="float" office:value="0.321133">
            <text:p>0.321133</text:p>
          </table:table-cell>
          <table:table-cell office:value-type="float" office:value="2777471645871">
            <text:p>2777471645871</text:p>
          </table:table-cell>
          <table:table-cell office:value-type="float" office:value="0.546895">
            <text:p>0.546895</text:p>
          </table:table-cell>
          <table:table-cell office:value-type="float" office:value="-0.252307">
            <text:p>-0.252307</text:p>
          </table:table-cell>
          <table:table-cell office:value-type="float" office:value="2777471723256">
            <text:p>2777471723256</text:p>
          </table:table-cell>
        </table:table-row>
        <table:table-row table:style-name="ro1">
          <table:table-cell office:value-type="float" office:value="0.765951">
            <text:p>0.765951</text:p>
          </table:table-cell>
          <table:table-cell office:value-type="float" office:value="0.326227">
            <text:p>0.326227</text:p>
          </table:table-cell>
          <table:table-cell office:value-type="float" office:value="2777471646156">
            <text:p>2777471646156</text:p>
          </table:table-cell>
          <table:table-cell office:value-type="float" office:value="0.549171">
            <text:p>0.549171</text:p>
          </table:table-cell>
          <table:table-cell office:value-type="float" office:value="-0.257594">
            <text:p>-0.257594</text:p>
          </table:table-cell>
          <table:table-cell office:value-type="float" office:value="2777471724395">
            <text:p>2777471724395</text:p>
          </table:table-cell>
        </table:table-row>
        <table:table-row table:style-name="ro1">
          <table:table-cell office:value-type="float" office:value="0.765597">
            <text:p>0.765597</text:p>
          </table:table-cell>
          <table:table-cell office:value-type="float" office:value="0.317705">
            <text:p>0.317705</text:p>
          </table:table-cell>
          <table:table-cell office:value-type="float" office:value="2777471646439">
            <text:p>2777471646439</text:p>
          </table:table-cell>
          <table:table-cell office:value-type="float" office:value="0.551659">
            <text:p>0.551659</text:p>
          </table:table-cell>
          <table:table-cell office:value-type="float" office:value="-0.258603">
            <text:p>-0.258603</text:p>
          </table:table-cell>
          <table:table-cell office:value-type="float" office:value="2777471724967">
            <text:p>2777471724967</text:p>
          </table:table-cell>
        </table:table-row>
        <table:table-row table:style-name="ro1">
          <table:table-cell office:value-type="float" office:value="0.76548">
            <text:p>0.76548</text:p>
          </table:table-cell>
          <table:table-cell office:value-type="float" office:value="0.314156">
            <text:p>0.314156</text:p>
          </table:table-cell>
          <table:table-cell office:value-type="float" office:value="2777471646725">
            <text:p>2777471646725</text:p>
          </table:table-cell>
          <table:table-cell office:value-type="float" office:value="0.548565">
            <text:p>0.548565</text:p>
          </table:table-cell>
          <table:table-cell office:value-type="float" office:value="-0.254897">
            <text:p>-0.254897</text:p>
          </table:table-cell>
          <table:table-cell office:value-type="float" office:value="2777471725823">
            <text:p>2777471725823</text:p>
          </table:table-cell>
        </table:table-row>
        <table:table-row table:style-name="ro1">
          <table:table-cell office:value-type="float" office:value="0.765251">
            <text:p>0.765251</text:p>
          </table:table-cell>
          <table:table-cell office:value-type="float" office:value="0.30767">
            <text:p>0.30767</text:p>
          </table:table-cell>
          <table:table-cell office:value-type="float" office:value="2777471647011">
            <text:p>2777471647011</text:p>
          </table:table-cell>
          <table:table-cell office:value-type="float" office:value="0.549591">
            <text:p>0.549591</text:p>
          </table:table-cell>
          <table:table-cell office:value-type="float" office:value="-0.254197">
            <text:p>-0.254197</text:p>
          </table:table-cell>
          <table:table-cell office:value-type="float" office:value="2777471726963">
            <text:p>2777471726963</text:p>
          </table:table-cell>
        </table:table-row>
        <table:table-row table:style-name="ro1">
          <table:table-cell office:value-type="float" office:value="0.765198">
            <text:p>0.765198</text:p>
          </table:table-cell>
          <table:table-cell office:value-type="float" office:value="0.298396">
            <text:p>0.298396</text:p>
          </table:table-cell>
          <table:table-cell office:value-type="float" office:value="2777471647297">
            <text:p>2777471647297</text:p>
          </table:table-cell>
          <table:table-cell office:value-type="float" office:value="0.548828">
            <text:p>0.548828</text:p>
          </table:table-cell>
          <table:table-cell office:value-type="float" office:value="-0.259441">
            <text:p>-0.259441</text:p>
          </table:table-cell>
          <table:table-cell office:value-type="float" office:value="2777471727817">
            <text:p>2777471727817</text:p>
          </table:table-cell>
        </table:table-row>
        <table:table-row table:style-name="ro1">
          <table:table-cell office:value-type="float" office:value="0.76507">
            <text:p>0.76507</text:p>
          </table:table-cell>
          <table:table-cell office:value-type="float" office:value="0.277347">
            <text:p>0.277347</text:p>
          </table:table-cell>
          <table:table-cell office:value-type="float" office:value="2777471647584">
            <text:p>2777471647584</text:p>
          </table:table-cell>
          <table:table-cell office:value-type="float" office:value="0.550466">
            <text:p>0.550466</text:p>
          </table:table-cell>
          <table:table-cell office:value-type="float" office:value="-0.256864">
            <text:p>-0.256864</text:p>
          </table:table-cell>
          <table:table-cell office:value-type="float" office:value="2777471728102">
            <text:p>2777471728102</text:p>
          </table:table-cell>
        </table:table-row>
        <table:table-row table:style-name="ro1">
          <table:table-cell office:value-type="float" office:value="0.766084">
            <text:p>0.766084</text:p>
          </table:table-cell>
          <table:table-cell office:value-type="float" office:value="0.260682">
            <text:p>0.260682</text:p>
          </table:table-cell>
          <table:table-cell office:value-type="float" office:value="2777471647870">
            <text:p>2777471647870</text:p>
          </table:table-cell>
          <table:table-cell office:value-type="float" office:value="0.550275">
            <text:p>0.550275</text:p>
          </table:table-cell>
          <table:table-cell office:value-type="float" office:value="-0.257902">
            <text:p>-0.257902</text:p>
          </table:table-cell>
          <table:table-cell office:value-type="float" office:value="2777471728672">
            <text:p>2777471728672</text:p>
          </table:table-cell>
        </table:table-row>
        <table:table-row table:style-name="ro1">
          <table:table-cell office:value-type="float" office:value="0.768545">
            <text:p>0.768545</text:p>
          </table:table-cell>
          <table:table-cell office:value-type="float" office:value="0.241937">
            <text:p>0.241937</text:p>
          </table:table-cell>
          <table:table-cell office:value-type="float" office:value="2777471648156">
            <text:p>2777471648156</text:p>
          </table:table-cell>
          <table:table-cell office:value-type="float" office:value="0.550138">
            <text:p>0.550138</text:p>
          </table:table-cell>
          <table:table-cell office:value-type="float" office:value="-0.253805">
            <text:p>-0.253805</text:p>
          </table:table-cell>
          <table:table-cell office:value-type="float" office:value="2777471729526">
            <text:p>2777471729526</text:p>
          </table:table-cell>
        </table:table-row>
        <table:table-row table:style-name="ro1">
          <table:table-cell office:value-type="float" office:value="0.771599">
            <text:p>0.771599</text:p>
          </table:table-cell>
          <table:table-cell office:value-type="float" office:value="0.221075">
            <text:p>0.221075</text:p>
          </table:table-cell>
          <table:table-cell office:value-type="float" office:value="2777471648442">
            <text:p>2777471648442</text:p>
          </table:table-cell>
          <table:table-cell office:value-type="float" office:value="0.550466">
            <text:p>0.550466</text:p>
          </table:table-cell>
          <table:table-cell office:value-type="float" office:value="-0.256864">
            <text:p>-0.256864</text:p>
          </table:table-cell>
          <table:table-cell office:value-type="float" office:value="2777471729810">
            <text:p>2777471729810</text:p>
          </table:table-cell>
        </table:table-row>
        <table:table-row table:style-name="ro1">
          <table:table-cell office:value-type="float" office:value="0.774238">
            <text:p>0.774238</text:p>
          </table:table-cell>
          <table:table-cell office:value-type="float" office:value="0.202575">
            <text:p>0.202575</text:p>
          </table:table-cell>
          <table:table-cell office:value-type="float" office:value="2777471648728">
            <text:p>2777471648728</text:p>
          </table:table-cell>
          <table:table-cell office:value-type="float" office:value="0.55045">
            <text:p>0.55045</text:p>
          </table:table-cell>
          <table:table-cell office:value-type="float" office:value="-0.253604">
            <text:p>-0.253604</text:p>
          </table:table-cell>
          <table:table-cell office:value-type="float" office:value="2777471730095">
            <text:p>2777471730095</text:p>
          </table:table-cell>
        </table:table-row>
        <table:table-row table:style-name="ro1">
          <table:table-cell office:value-type="float" office:value="0.777751">
            <text:p>0.777751</text:p>
          </table:table-cell>
          <table:table-cell office:value-type="float" office:value="0.184821">
            <text:p>0.184821</text:p>
          </table:table-cell>
          <table:table-cell office:value-type="float" office:value="2777471649013">
            <text:p>2777471649013</text:p>
          </table:table-cell>
          <table:table-cell office:value-type="float" office:value="0.549082">
            <text:p>0.549082</text:p>
          </table:table-cell>
          <table:table-cell office:value-type="float" office:value="-0.263786">
            <text:p>-0.263786</text:p>
          </table:table-cell>
          <table:table-cell office:value-type="float" office:value="2777471732658">
            <text:p>2777471732658</text:p>
          </table:table-cell>
        </table:table-row>
        <table:table-row table:style-name="ro1">
          <table:table-cell office:value-type="float" office:value="0.782718">
            <text:p>0.782718</text:p>
          </table:table-cell>
          <table:table-cell office:value-type="float" office:value="0.165781">
            <text:p>0.165781</text:p>
          </table:table-cell>
          <table:table-cell office:value-type="float" office:value="2777471649298">
            <text:p>2777471649298</text:p>
          </table:table-cell>
          <table:table-cell table:number-columns-repeated="3"/>
        </table:table-row>
        <table:table-row table:style-name="ro1">
          <table:table-cell office:value-type="float" office:value="0.78659">
            <text:p>0.78659</text:p>
          </table:table-cell>
          <table:table-cell office:value-type="float" office:value="0.149952">
            <text:p>0.149952</text:p>
          </table:table-cell>
          <table:table-cell office:value-type="float" office:value="2777471649584">
            <text:p>2777471649584</text:p>
          </table:table-cell>
          <table:table-cell table:number-columns-repeated="3"/>
        </table:table-row>
        <table:table-row table:style-name="ro1">
          <table:table-cell office:value-type="float" office:value="0.790086">
            <text:p>0.790086</text:p>
          </table:table-cell>
          <table:table-cell office:value-type="float" office:value="0.136274">
            <text:p>0.136274</text:p>
          </table:table-cell>
          <table:table-cell office:value-type="float" office:value="2777471649870">
            <text:p>2777471649870</text:p>
          </table:table-cell>
          <table:table-cell table:number-columns-repeated="3"/>
        </table:table-row>
        <table:table-row table:style-name="ro1">
          <table:table-cell office:value-type="float" office:value="0.794883">
            <text:p>0.794883</text:p>
          </table:table-cell>
          <table:table-cell office:value-type="float" office:value="0.118659">
            <text:p>0.118659</text:p>
          </table:table-cell>
          <table:table-cell office:value-type="float" office:value="2777471650156">
            <text:p>2777471650156</text:p>
          </table:table-cell>
          <table:table-cell table:number-columns-repeated="3"/>
        </table:table-row>
        <table:table-row table:style-name="ro1">
          <table:table-cell office:value-type="float" office:value="0.80329">
            <text:p>0.80329</text:p>
          </table:table-cell>
          <table:table-cell office:value-type="float" office:value="0.0913868">
            <text:p>0.0913868</text:p>
          </table:table-cell>
          <table:table-cell office:value-type="float" office:value="2777471650443">
            <text:p>2777471650443</text:p>
          </table:table-cell>
          <table:table-cell table:number-columns-repeated="3"/>
        </table:table-row>
        <table:table-row table:style-name="ro1">
          <table:table-cell office:value-type="float" office:value="0.81015">
            <text:p>0.81015</text:p>
          </table:table-cell>
          <table:table-cell office:value-type="float" office:value="0.0748087">
            <text:p>0.0748087</text:p>
          </table:table-cell>
          <table:table-cell office:value-type="float" office:value="2777471650730">
            <text:p>2777471650730</text:p>
          </table:table-cell>
          <table:table-cell table:number-columns-repeated="3"/>
        </table:table-row>
        <table:table-row table:style-name="ro1">
          <table:table-cell office:value-type="float" office:value="0.815831">
            <text:p>0.815831</text:p>
          </table:table-cell>
          <table:table-cell office:value-type="float" office:value="0.0598889">
            <text:p>0.0598889</text:p>
          </table:table-cell>
          <table:table-cell office:value-type="float" office:value="2777471651017">
            <text:p>2777471651017</text:p>
          </table:table-cell>
          <table:table-cell table:number-columns-repeated="3"/>
        </table:table-row>
        <table:table-row table:style-name="ro1">
          <table:table-cell office:value-type="float" office:value="0.820823">
            <text:p>0.820823</text:p>
          </table:table-cell>
          <table:table-cell office:value-type="float" office:value="0.0486275">
            <text:p>0.0486275</text:p>
          </table:table-cell>
          <table:table-cell office:value-type="float" office:value="2777471651304">
            <text:p>2777471651304</text:p>
          </table:table-cell>
          <table:table-cell table:number-columns-repeated="3"/>
        </table:table-row>
        <table:table-row table:style-name="ro1">
          <table:table-cell office:value-type="float" office:value="0.832267">
            <text:p>0.832267</text:p>
          </table:table-cell>
          <table:table-cell office:value-type="float" office:value="0.0262339">
            <text:p>0.0262339</text:p>
          </table:table-cell>
          <table:table-cell office:value-type="float" office:value="2777471651589">
            <text:p>2777471651589</text:p>
          </table:table-cell>
          <table:table-cell table:number-columns-repeated="3"/>
        </table:table-row>
        <table:table-row table:style-name="ro1">
          <table:table-cell office:value-type="float" office:value="0.843398">
            <text:p>0.843398</text:p>
          </table:table-cell>
          <table:table-cell office:value-type="float" office:value="0.00146926">
            <text:p>0.00146926</text:p>
          </table:table-cell>
          <table:table-cell office:value-type="float" office:value="2777471651875">
            <text:p>2777471651875</text:p>
          </table:table-cell>
          <table:table-cell table:number-columns-repeated="3"/>
        </table:table-row>
        <table:table-row table:style-name="ro1">
          <table:table-cell office:value-type="float" office:value="0.850606">
            <text:p>0.850606</text:p>
          </table:table-cell>
          <table:table-cell office:value-type="float" office:value="-0.0139668">
            <text:p>-0.0139668</text:p>
          </table:table-cell>
          <table:table-cell office:value-type="float" office:value="2777471652161">
            <text:p>2777471652161</text:p>
          </table:table-cell>
          <table:table-cell table:number-columns-repeated="3"/>
        </table:table-row>
        <table:table-row table:style-name="ro1">
          <table:table-cell office:value-type="float" office:value="0.858818">
            <text:p>0.858818</text:p>
          </table:table-cell>
          <table:table-cell office:value-type="float" office:value="-0.0292348">
            <text:p>-0.0292348</text:p>
          </table:table-cell>
          <table:table-cell office:value-type="float" office:value="2777471652447">
            <text:p>2777471652447</text:p>
          </table:table-cell>
          <table:table-cell table:number-columns-repeated="3"/>
        </table:table-row>
        <table:table-row table:style-name="ro1">
          <table:table-cell office:value-type="float" office:value="0.865289">
            <text:p>0.865289</text:p>
          </table:table-cell>
          <table:table-cell office:value-type="float" office:value="-0.0405299">
            <text:p>-0.0405299</text:p>
          </table:table-cell>
          <table:table-cell office:value-type="float" office:value="2777471652734">
            <text:p>2777471652734</text:p>
          </table:table-cell>
          <table:table-cell table:number-columns-repeated="3"/>
        </table:table-row>
        <table:table-row table:style-name="ro1">
          <table:table-cell office:value-type="float" office:value="0.873133">
            <text:p>0.873133</text:p>
          </table:table-cell>
          <table:table-cell office:value-type="float" office:value="-0.054046">
            <text:p>-0.054046</text:p>
          </table:table-cell>
          <table:table-cell office:value-type="float" office:value="2777471653019">
            <text:p>2777471653019</text:p>
          </table:table-cell>
          <table:table-cell table:number-columns-repeated="3"/>
        </table:table-row>
        <table:table-row table:style-name="ro1">
          <table:table-cell office:value-type="float" office:value="0.88186">
            <text:p>0.88186</text:p>
          </table:table-cell>
          <table:table-cell office:value-type="float" office:value="-0.0678742">
            <text:p>-0.0678742</text:p>
          </table:table-cell>
          <table:table-cell office:value-type="float" office:value="2777471653306">
            <text:p>2777471653306</text:p>
          </table:table-cell>
          <table:table-cell table:number-columns-repeated="3"/>
        </table:table-row>
        <table:table-row table:style-name="ro1">
          <table:table-cell office:value-type="float" office:value="0.895669">
            <text:p>0.895669</text:p>
          </table:table-cell>
          <table:table-cell office:value-type="float" office:value="-0.0888084">
            <text:p>-0.0888084</text:p>
          </table:table-cell>
          <table:table-cell office:value-type="float" office:value="2777471653591">
            <text:p>2777471653591</text:p>
          </table:table-cell>
          <table:table-cell table:number-columns-repeated="3"/>
        </table:table-row>
        <table:table-row table:style-name="ro1">
          <table:table-cell office:value-type="float" office:value="0.907571">
            <text:p>0.907571</text:p>
          </table:table-cell>
          <table:table-cell office:value-type="float" office:value="-0.106279">
            <text:p>-0.106279</text:p>
          </table:table-cell>
          <table:table-cell office:value-type="float" office:value="2777471653877">
            <text:p>2777471653877</text:p>
          </table:table-cell>
          <table:table-cell table:number-columns-repeated="3"/>
        </table:table-row>
        <table:table-row table:style-name="ro1">
          <table:table-cell office:value-type="float" office:value="0.92515">
            <text:p>0.92515</text:p>
          </table:table-cell>
          <table:table-cell office:value-type="float" office:value="-0.131951">
            <text:p>-0.131951</text:p>
          </table:table-cell>
          <table:table-cell office:value-type="float" office:value="2777471654163">
            <text:p>2777471654163</text:p>
          </table:table-cell>
          <table:table-cell table:number-columns-repeated="3"/>
        </table:table-row>
        <table:table-row table:style-name="ro1">
          <table:table-cell office:value-type="float" office:value="0.930461">
            <text:p>0.930461</text:p>
          </table:table-cell>
          <table:table-cell office:value-type="float" office:value="-0.139464">
            <text:p>-0.139464</text:p>
          </table:table-cell>
          <table:table-cell office:value-type="float" office:value="2777471654450">
            <text:p>2777471654450</text:p>
          </table:table-cell>
          <table:table-cell table:number-columns-repeated="3"/>
        </table:table-row>
        <table:table-row table:style-name="ro1">
          <table:table-cell office:value-type="float" office:value="0.941688">
            <text:p>0.941688</text:p>
          </table:table-cell>
          <table:table-cell office:value-type="float" office:value="-0.155021">
            <text:p>-0.155021</text:p>
          </table:table-cell>
          <table:table-cell office:value-type="float" office:value="2777471654735">
            <text:p>2777471654735</text:p>
          </table:table-cell>
          <table:table-cell table:number-columns-repeated="3"/>
        </table:table-row>
        <table:table-row table:style-name="ro1">
          <table:table-cell office:value-type="float" office:value="0.96">
            <text:p>0.96</text:p>
          </table:table-cell>
          <table:table-cell office:value-type="float" office:value="-0.177639">
            <text:p>-0.177639</text:p>
          </table:table-cell>
          <table:table-cell office:value-type="float" office:value="2777471655021">
            <text:p>2777471655021</text:p>
          </table:table-cell>
          <table:table-cell table:number-columns-repeated="3"/>
        </table:table-row>
        <table:table-row table:style-name="ro1">
          <table:table-cell office:value-type="float" office:value="0.969545">
            <text:p>0.969545</text:p>
          </table:table-cell>
          <table:table-cell office:value-type="float" office:value="-0.18928">
            <text:p>-0.18928</text:p>
          </table:table-cell>
          <table:table-cell office:value-type="float" office:value="2777471655307">
            <text:p>2777471655307</text:p>
          </table:table-cell>
          <table:table-cell table:number-columns-repeated="3"/>
        </table:table-row>
        <table:table-row table:style-name="ro1">
          <table:table-cell office:value-type="float" office:value="0.980713">
            <text:p>0.980713</text:p>
          </table:table-cell>
          <table:table-cell office:value-type="float" office:value="-0.203003">
            <text:p>-0.203003</text:p>
          </table:table-cell>
          <table:table-cell office:value-type="float" office:value="2777471655593">
            <text:p>2777471655593</text:p>
          </table:table-cell>
          <table:table-cell table:number-columns-repeated="3"/>
        </table:table-row>
        <table:table-row table:style-name="ro1">
          <table:table-cell office:value-type="float" office:value="0.995913">
            <text:p>0.995913</text:p>
          </table:table-cell>
          <table:table-cell office:value-type="float" office:value="-0.219452">
            <text:p>-0.219452</text:p>
          </table:table-cell>
          <table:table-cell office:value-type="float" office:value="2777471655881">
            <text:p>2777471655881</text:p>
          </table:table-cell>
          <table:table-cell table:number-columns-repeated="3"/>
        </table:table-row>
        <table:table-row table:style-name="ro1">
          <table:table-cell office:value-type="float" office:value="1.00857">
            <text:p>1.00857</text:p>
          </table:table-cell>
          <table:table-cell office:value-type="float" office:value="-0.231787">
            <text:p>-0.231787</text:p>
          </table:table-cell>
          <table:table-cell office:value-type="float" office:value="2777471656165">
            <text:p>2777471656165</text:p>
          </table:table-cell>
          <table:table-cell table:number-columns-repeated="3"/>
        </table:table-row>
        <table:table-row table:style-name="ro1">
          <table:table-cell office:value-type="float" office:value="1.02452">
            <text:p>1.02452</text:p>
          </table:table-cell>
          <table:table-cell office:value-type="float" office:value="-0.246961">
            <text:p>-0.246961</text:p>
          </table:table-cell>
          <table:table-cell office:value-type="float" office:value="2777471656451">
            <text:p>2777471656451</text:p>
          </table:table-cell>
          <table:table-cell table:number-columns-repeated="3"/>
        </table:table-row>
        <table:table-row table:style-name="ro1">
          <table:table-cell office:value-type="float" office:value="1.03777">
            <text:p>1.03777</text:p>
          </table:table-cell>
          <table:table-cell office:value-type="float" office:value="-0.258921">
            <text:p>-0.258921</text:p>
          </table:table-cell>
          <table:table-cell office:value-type="float" office:value="2777471656738">
            <text:p>2777471656738</text:p>
          </table:table-cell>
          <table:table-cell table:number-columns-repeated="3"/>
        </table:table-row>
        <table:table-row table:style-name="ro1">
          <table:table-cell office:value-type="float" office:value="1.05939">
            <text:p>1.05939</text:p>
          </table:table-cell>
          <table:table-cell office:value-type="float" office:value="-0.279678">
            <text:p>-0.279678</text:p>
          </table:table-cell>
          <table:table-cell office:value-type="float" office:value="2777471657024">
            <text:p>2777471657024</text:p>
          </table:table-cell>
          <table:table-cell table:number-columns-repeated="3"/>
        </table:table-row>
        <table:table-row table:style-name="ro1">
          <table:table-cell office:value-type="float" office:value="1.07555">
            <text:p>1.07555</text:p>
          </table:table-cell>
          <table:table-cell office:value-type="float" office:value="-0.293542">
            <text:p>-0.293542</text:p>
          </table:table-cell>
          <table:table-cell office:value-type="float" office:value="2777471657309">
            <text:p>2777471657309</text:p>
          </table:table-cell>
          <table:table-cell table:number-columns-repeated="3"/>
        </table:table-row>
        <table:table-row table:style-name="ro1">
          <table:table-cell office:value-type="float" office:value="1.09454">
            <text:p>1.09454</text:p>
          </table:table-cell>
          <table:table-cell office:value-type="float" office:value="-0.309942">
            <text:p>-0.309942</text:p>
          </table:table-cell>
          <table:table-cell office:value-type="float" office:value="2777471657594">
            <text:p>2777471657594</text:p>
          </table:table-cell>
          <table:table-cell table:number-columns-repeated="3"/>
        </table:table-row>
        <table:table-row table:style-name="ro1">
          <table:table-cell office:value-type="float" office:value="1.11136">
            <text:p>1.11136</text:p>
          </table:table-cell>
          <table:table-cell office:value-type="float" office:value="-0.323113">
            <text:p>-0.323113</text:p>
          </table:table-cell>
          <table:table-cell office:value-type="float" office:value="2777471657880">
            <text:p>2777471657880</text:p>
          </table:table-cell>
          <table:table-cell table:number-columns-repeated="3"/>
        </table:table-row>
        <table:table-row table:style-name="ro1">
          <table:table-cell office:value-type="float" office:value="1.12602">
            <text:p>1.12602</text:p>
          </table:table-cell>
          <table:table-cell office:value-type="float" office:value="-0.334868">
            <text:p>-0.334868</text:p>
          </table:table-cell>
          <table:table-cell office:value-type="float" office:value="2777471658168">
            <text:p>2777471658168</text:p>
          </table:table-cell>
          <table:table-cell table:number-columns-repeated="3"/>
        </table:table-row>
        <table:table-row table:style-name="ro1">
          <table:table-cell office:value-type="float" office:value="1.14126">
            <text:p>1.14126</text:p>
          </table:table-cell>
          <table:table-cell office:value-type="float" office:value="-0.346264">
            <text:p>-0.346264</text:p>
          </table:table-cell>
          <table:table-cell office:value-type="float" office:value="2777471658453">
            <text:p>2777471658453</text:p>
          </table:table-cell>
          <table:table-cell table:number-columns-repeated="3"/>
        </table:table-row>
        <table:table-row table:style-name="ro1">
          <table:table-cell office:value-type="float" office:value="1.14929">
            <text:p>1.14929</text:p>
          </table:table-cell>
          <table:table-cell office:value-type="float" office:value="-0.351755">
            <text:p>-0.351755</text:p>
          </table:table-cell>
          <table:table-cell office:value-type="float" office:value="2777471658739">
            <text:p>2777471658739</text:p>
          </table:table-cell>
          <table:table-cell table:number-columns-repeated="3"/>
        </table:table-row>
        <table:table-row table:style-name="ro1">
          <table:table-cell office:value-type="float" office:value="1.16386">
            <text:p>1.16386</text:p>
          </table:table-cell>
          <table:table-cell office:value-type="float" office:value="-0.361453">
            <text:p>-0.361453</text:p>
          </table:table-cell>
          <table:table-cell office:value-type="float" office:value="2777471659025">
            <text:p>2777471659025</text:p>
          </table:table-cell>
          <table:table-cell table:number-columns-repeated="3"/>
        </table:table-row>
        <table:table-row table:style-name="ro1">
          <table:table-cell office:value-type="float" office:value="1.17554">
            <text:p>1.17554</text:p>
          </table:table-cell>
          <table:table-cell office:value-type="float" office:value="-0.369155">
            <text:p>-0.369155</text:p>
          </table:table-cell>
          <table:table-cell office:value-type="float" office:value="2777471659311">
            <text:p>2777471659311</text:p>
          </table:table-cell>
          <table:table-cell table:number-columns-repeated="3"/>
        </table:table-row>
        <table:table-row table:style-name="ro1">
          <table:table-cell office:value-type="float" office:value="1.20002">
            <text:p>1.20002</text:p>
          </table:table-cell>
          <table:table-cell office:value-type="float" office:value="-0.386351">
            <text:p>-0.386351</text:p>
          </table:table-cell>
          <table:table-cell office:value-type="float" office:value="2777471659599">
            <text:p>2777471659599</text:p>
          </table:table-cell>
          <table:table-cell table:number-columns-repeated="3"/>
        </table:table-row>
        <table:table-row table:style-name="ro1">
          <table:table-cell office:value-type="float" office:value="1.21551">
            <text:p>1.21551</text:p>
          </table:table-cell>
          <table:table-cell office:value-type="float" office:value="-0.396786">
            <text:p>-0.396786</text:p>
          </table:table-cell>
          <table:table-cell office:value-type="float" office:value="2777471659885">
            <text:p>2777471659885</text:p>
          </table:table-cell>
          <table:table-cell table:number-columns-repeated="3"/>
        </table:table-row>
        <table:table-row table:style-name="ro1">
          <table:table-cell office:value-type="float" office:value="1.23109">
            <text:p>1.23109</text:p>
          </table:table-cell>
          <table:table-cell office:value-type="float" office:value="-0.407057">
            <text:p>-0.407057</text:p>
          </table:table-cell>
          <table:table-cell office:value-type="float" office:value="2777471660171">
            <text:p>2777471660171</text:p>
          </table:table-cell>
          <table:table-cell table:number-columns-repeated="3"/>
        </table:table-row>
        <table:table-row table:style-name="ro1">
          <table:table-cell office:value-type="float" office:value="1.26585">
            <text:p>1.26585</text:p>
          </table:table-cell>
          <table:table-cell office:value-type="float" office:value="-0.429921">
            <text:p>-0.429921</text:p>
          </table:table-cell>
          <table:table-cell office:value-type="float" office:value="2777471660456">
            <text:p>2777471660456</text:p>
          </table:table-cell>
          <table:table-cell table:number-columns-repeated="3"/>
        </table:table-row>
        <table:table-row table:style-name="ro1">
          <table:table-cell office:value-type="float" office:value="1.27219">
            <text:p>1.27219</text:p>
          </table:table-cell>
          <table:table-cell office:value-type="float" office:value="-0.433863">
            <text:p>-0.433863</text:p>
          </table:table-cell>
          <table:table-cell office:value-type="float" office:value="2777471660742">
            <text:p>2777471660742</text:p>
          </table:table-cell>
          <table:table-cell table:number-columns-repeated="3"/>
        </table:table-row>
        <table:table-row table:style-name="ro1">
          <table:table-cell office:value-type="float" office:value="1.26965">
            <text:p>1.26965</text:p>
          </table:table-cell>
          <table:table-cell office:value-type="float" office:value="-0.432293">
            <text:p>-0.432293</text:p>
          </table:table-cell>
          <table:table-cell office:value-type="float" office:value="2777471661028">
            <text:p>2777471661028</text:p>
          </table:table-cell>
          <table:table-cell table:number-columns-repeated="3"/>
        </table:table-row>
        <table:table-row table:style-name="ro1">
          <table:table-cell office:value-type="float" office:value="1.26927">
            <text:p>1.26927</text:p>
          </table:table-cell>
          <table:table-cell office:value-type="float" office:value="-0.432056">
            <text:p>-0.432056</text:p>
          </table:table-cell>
          <table:table-cell office:value-type="float" office:value="2777471661314">
            <text:p>2777471661314</text:p>
          </table:table-cell>
          <table:table-cell table:number-columns-repeated="3"/>
        </table:table-row>
        <table:table-row table:style-name="ro1">
          <table:table-cell office:value-type="float" office:value="1.27525">
            <text:p>1.27525</text:p>
          </table:table-cell>
          <table:table-cell office:value-type="float" office:value="-0.436069">
            <text:p>-0.436069</text:p>
          </table:table-cell>
          <table:table-cell office:value-type="float" office:value="2777471661604">
            <text:p>2777471661604</text:p>
          </table:table-cell>
          <table:table-cell table:number-columns-repeated="3"/>
        </table:table-row>
        <table:table-row table:style-name="ro1">
          <table:table-cell office:value-type="float" office:value="1.27427">
            <text:p>1.27427</text:p>
          </table:table-cell>
          <table:table-cell office:value-type="float" office:value="-0.435414">
            <text:p>-0.435414</text:p>
          </table:table-cell>
          <table:table-cell office:value-type="float" office:value="2777471661892">
            <text:p>2777471661892</text:p>
          </table:table-cell>
          <table:table-cell table:number-columns-repeated="3"/>
        </table:table-row>
        <table:table-row table:style-name="ro1">
          <table:table-cell office:value-type="float" office:value="1.27759">
            <text:p>1.27759</text:p>
          </table:table-cell>
          <table:table-cell office:value-type="float" office:value="-0.439099">
            <text:p>-0.439099</text:p>
          </table:table-cell>
          <table:table-cell office:value-type="float" office:value="2777471662178">
            <text:p>2777471662178</text:p>
          </table:table-cell>
          <table:table-cell table:number-columns-repeated="3"/>
        </table:table-row>
        <table:table-row table:style-name="ro1">
          <table:table-cell office:value-type="float" office:value="1.27814">
            <text:p>1.27814</text:p>
          </table:table-cell>
          <table:table-cell office:value-type="float" office:value="-0.440116">
            <text:p>-0.440116</text:p>
          </table:table-cell>
          <table:table-cell office:value-type="float" office:value="2777471662463">
            <text:p>2777471662463</text:p>
          </table:table-cell>
          <table:table-cell table:number-columns-repeated="3"/>
        </table:table-row>
        <table:table-row table:style-name="ro1">
          <table:table-cell office:value-type="float" office:value="1.27846">
            <text:p>1.27846</text:p>
          </table:table-cell>
          <table:table-cell office:value-type="float" office:value="-0.441114">
            <text:p>-0.441114</text:p>
          </table:table-cell>
          <table:table-cell office:value-type="float" office:value="2777471662748">
            <text:p>2777471662748</text:p>
          </table:table-cell>
          <table:table-cell table:number-columns-repeated="3"/>
        </table:table-row>
        <table:table-row table:style-name="ro1">
          <table:table-cell office:value-type="float" office:value="1.28005">
            <text:p>1.28005</text:p>
          </table:table-cell>
          <table:table-cell office:value-type="float" office:value="-0.447042">
            <text:p>-0.447042</text:p>
          </table:table-cell>
          <table:table-cell office:value-type="float" office:value="2777471663034">
            <text:p>2777471663034</text:p>
          </table:table-cell>
          <table:table-cell table:number-columns-repeated="3"/>
        </table:table-row>
        <table:table-row table:style-name="ro1">
          <table:table-cell office:value-type="float" office:value="1.28038">
            <text:p>1.28038</text:p>
          </table:table-cell>
          <table:table-cell office:value-type="float" office:value="-0.45042">
            <text:p>-0.45042</text:p>
          </table:table-cell>
          <table:table-cell office:value-type="float" office:value="2777471663319">
            <text:p>2777471663319</text:p>
          </table:table-cell>
          <table:table-cell table:number-columns-repeated="3"/>
        </table:table-row>
        <table:table-row table:style-name="ro1">
          <table:table-cell office:value-type="float" office:value="1.28039">
            <text:p>1.28039</text:p>
          </table:table-cell>
          <table:table-cell office:value-type="float" office:value="-0.459795">
            <text:p>-0.459795</text:p>
          </table:table-cell>
          <table:table-cell office:value-type="float" office:value="2777471663604">
            <text:p>2777471663604</text:p>
          </table:table-cell>
          <table:table-cell table:number-columns-repeated="3"/>
        </table:table-row>
        <table:table-row table:style-name="ro1">
          <table:table-cell office:value-type="float" office:value="1.2804">
            <text:p>1.2804</text:p>
          </table:table-cell>
          <table:table-cell office:value-type="float" office:value="-0.459762">
            <text:p>-0.459762</text:p>
          </table:table-cell>
          <table:table-cell office:value-type="float" office:value="2777471663891">
            <text:p>2777471663891</text:p>
          </table:table-cell>
          <table:table-cell table:number-columns-repeated="3"/>
        </table:table-row>
        <table:table-row table:style-name="ro1">
          <table:table-cell office:value-type="float" office:value="1.27939">
            <text:p>1.27939</text:p>
          </table:table-cell>
          <table:table-cell office:value-type="float" office:value="-0.462467">
            <text:p>-0.462467</text:p>
          </table:table-cell>
          <table:table-cell office:value-type="float" office:value="2777471664176">
            <text:p>2777471664176</text:p>
          </table:table-cell>
          <table:table-cell table:number-columns-repeated="3"/>
        </table:table-row>
        <table:table-row table:style-name="ro1">
          <table:table-cell office:value-type="float" office:value="1.27931">
            <text:p>1.27931</text:p>
          </table:table-cell>
          <table:table-cell office:value-type="float" office:value="-0.462584">
            <text:p>-0.462584</text:p>
          </table:table-cell>
          <table:table-cell office:value-type="float" office:value="2777471664462">
            <text:p>2777471664462</text:p>
          </table:table-cell>
          <table:table-cell table:number-columns-repeated="3"/>
        </table:table-row>
        <table:table-row table:style-name="ro1">
          <table:table-cell office:value-type="float" office:value="1.27683">
            <text:p>1.27683</text:p>
          </table:table-cell>
          <table:table-cell office:value-type="float" office:value="-0.465525">
            <text:p>-0.465525</text:p>
          </table:table-cell>
          <table:table-cell office:value-type="float" office:value="2777471664748">
            <text:p>2777471664748</text:p>
          </table:table-cell>
          <table:table-cell table:number-columns-repeated="3"/>
        </table:table-row>
        <table:table-row table:style-name="ro1">
          <table:table-cell office:value-type="float" office:value="1.2722">
            <text:p>1.2722</text:p>
          </table:table-cell>
          <table:table-cell office:value-type="float" office:value="-0.469091">
            <text:p>-0.469091</text:p>
          </table:table-cell>
          <table:table-cell office:value-type="float" office:value="2777471665034">
            <text:p>2777471665034</text:p>
          </table:table-cell>
          <table:table-cell table:number-columns-repeated="3"/>
        </table:table-row>
        <table:table-row table:style-name="ro1">
          <table:table-cell office:value-type="float" office:value="1.27215">
            <text:p>1.27215</text:p>
          </table:table-cell>
          <table:table-cell office:value-type="float" office:value="-0.469404">
            <text:p>-0.469404</text:p>
          </table:table-cell>
          <table:table-cell office:value-type="float" office:value="2777471665318">
            <text:p>2777471665318</text:p>
          </table:table-cell>
          <table:table-cell table:number-columns-repeated="3"/>
        </table:table-row>
        <table:table-row table:style-name="ro1">
          <table:table-cell office:value-type="float" office:value="1.27424">
            <text:p>1.27424</text:p>
          </table:table-cell>
          <table:table-cell office:value-type="float" office:value="-0.468599">
            <text:p>-0.468599</text:p>
          </table:table-cell>
          <table:table-cell office:value-type="float" office:value="2777471665605">
            <text:p>2777471665605</text:p>
          </table:table-cell>
          <table:table-cell table:number-columns-repeated="3"/>
        </table:table-row>
        <table:table-row table:style-name="ro1">
          <table:table-cell office:value-type="float" office:value="1.26845">
            <text:p>1.26845</text:p>
          </table:table-cell>
          <table:table-cell office:value-type="float" office:value="-0.469754">
            <text:p>-0.469754</text:p>
          </table:table-cell>
          <table:table-cell office:value-type="float" office:value="2777471665891">
            <text:p>2777471665891</text:p>
          </table:table-cell>
          <table:table-cell table:number-columns-repeated="3"/>
        </table:table-row>
        <table:table-row table:style-name="ro1">
          <table:table-cell office:value-type="float" office:value="1.27685">
            <text:p>1.27685</text:p>
          </table:table-cell>
          <table:table-cell office:value-type="float" office:value="-0.469669">
            <text:p>-0.469669</text:p>
          </table:table-cell>
          <table:table-cell office:value-type="float" office:value="2777471666178">
            <text:p>2777471666178</text:p>
          </table:table-cell>
          <table:table-cell table:number-columns-repeated="3"/>
        </table:table-row>
        <table:table-row table:style-name="ro1">
          <table:table-cell office:value-type="float" office:value="1.27789">
            <text:p>1.27789</text:p>
          </table:table-cell>
          <table:table-cell office:value-type="float" office:value="-0.469781">
            <text:p>-0.469781</text:p>
          </table:table-cell>
          <table:table-cell office:value-type="float" office:value="2777471666459">
            <text:p>2777471666459</text:p>
          </table:table-cell>
          <table:table-cell table:number-columns-repeated="3"/>
        </table:table-row>
        <table:table-row table:style-name="ro1">
          <table:table-cell office:value-type="float" office:value="1.2674">
            <text:p>1.2674</text:p>
          </table:table-cell>
          <table:table-cell office:value-type="float" office:value="-0.467228">
            <text:p>-0.467228</text:p>
          </table:table-cell>
          <table:table-cell office:value-type="float" office:value="2777471666742">
            <text:p>2777471666742</text:p>
          </table:table-cell>
          <table:table-cell table:number-columns-repeated="3"/>
        </table:table-row>
        <table:table-row table:style-name="ro1">
          <table:table-cell office:value-type="float" office:value="1.25492">
            <text:p>1.25492</text:p>
          </table:table-cell>
          <table:table-cell office:value-type="float" office:value="-0.46431">
            <text:p>-0.46431</text:p>
          </table:table-cell>
          <table:table-cell office:value-type="float" office:value="2777471667027">
            <text:p>2777471667027</text:p>
          </table:table-cell>
          <table:table-cell table:number-columns-repeated="3"/>
        </table:table-row>
        <table:table-row table:style-name="ro1">
          <table:table-cell office:value-type="float" office:value="1.24089">
            <text:p>1.24089</text:p>
          </table:table-cell>
          <table:table-cell office:value-type="float" office:value="-0.460942">
            <text:p>-0.460942</text:p>
          </table:table-cell>
          <table:table-cell office:value-type="float" office:value="2777471667313">
            <text:p>2777471667313</text:p>
          </table:table-cell>
          <table:table-cell table:number-columns-repeated="3"/>
        </table:table-row>
        <table:table-row table:style-name="ro1">
          <table:table-cell office:value-type="float" office:value="1.22566">
            <text:p>1.22566</text:p>
          </table:table-cell>
          <table:table-cell office:value-type="float" office:value="-0.457731">
            <text:p>-0.457731</text:p>
          </table:table-cell>
          <table:table-cell office:value-type="float" office:value="2777471667597">
            <text:p>2777471667597</text:p>
          </table:table-cell>
          <table:table-cell table:number-columns-repeated="3"/>
        </table:table-row>
        <table:table-row table:style-name="ro1">
          <table:table-cell office:value-type="float" office:value="1.21087">
            <text:p>1.21087</text:p>
          </table:table-cell>
          <table:table-cell office:value-type="float" office:value="-0.454831">
            <text:p>-0.454831</text:p>
          </table:table-cell>
          <table:table-cell office:value-type="float" office:value="2777471667883">
            <text:p>2777471667883</text:p>
          </table:table-cell>
          <table:table-cell table:number-columns-repeated="3"/>
        </table:table-row>
        <table:table-row table:style-name="ro1">
          <table:table-cell office:value-type="float" office:value="1.19126">
            <text:p>1.19126</text:p>
          </table:table-cell>
          <table:table-cell office:value-type="float" office:value="-0.451126">
            <text:p>-0.451126</text:p>
          </table:table-cell>
          <table:table-cell office:value-type="float" office:value="2777471668169">
            <text:p>2777471668169</text:p>
          </table:table-cell>
          <table:table-cell table:number-columns-repeated="3"/>
        </table:table-row>
        <table:table-row table:style-name="ro1">
          <table:table-cell office:value-type="float" office:value="1.17227">
            <text:p>1.17227</text:p>
          </table:table-cell>
          <table:table-cell office:value-type="float" office:value="-0.447877">
            <text:p>-0.447877</text:p>
          </table:table-cell>
          <table:table-cell office:value-type="float" office:value="2777471668456">
            <text:p>2777471668456</text:p>
          </table:table-cell>
          <table:table-cell table:number-columns-repeated="3"/>
        </table:table-row>
        <table:table-row table:style-name="ro1">
          <table:table-cell office:value-type="float" office:value="1.16094">
            <text:p>1.16094</text:p>
          </table:table-cell>
          <table:table-cell office:value-type="float" office:value="-0.446264">
            <text:p>-0.446264</text:p>
          </table:table-cell>
          <table:table-cell office:value-type="float" office:value="2777471668742">
            <text:p>2777471668742</text:p>
          </table:table-cell>
          <table:table-cell table:number-columns-repeated="3"/>
        </table:table-row>
        <table:table-row table:style-name="ro1">
          <table:table-cell office:value-type="float" office:value="1.14479">
            <text:p>1.14479</text:p>
          </table:table-cell>
          <table:table-cell office:value-type="float" office:value="-0.444678">
            <text:p>-0.444678</text:p>
          </table:table-cell>
          <table:table-cell office:value-type="float" office:value="2777471669029">
            <text:p>2777471669029</text:p>
          </table:table-cell>
          <table:table-cell table:number-columns-repeated="3"/>
        </table:table-row>
        <table:table-row table:style-name="ro1">
          <table:table-cell office:value-type="float" office:value="1.12304">
            <text:p>1.12304</text:p>
          </table:table-cell>
          <table:table-cell office:value-type="float" office:value="-0.442863">
            <text:p>-0.442863</text:p>
          </table:table-cell>
          <table:table-cell office:value-type="float" office:value="2777471669315">
            <text:p>2777471669315</text:p>
          </table:table-cell>
          <table:table-cell table:number-columns-repeated="3"/>
        </table:table-row>
        <table:table-row table:style-name="ro1">
          <table:table-cell office:value-type="float" office:value="1.10419">
            <text:p>1.10419</text:p>
          </table:table-cell>
          <table:table-cell office:value-type="float" office:value="-0.442133">
            <text:p>-0.442133</text:p>
          </table:table-cell>
          <table:table-cell office:value-type="float" office:value="2777471669600">
            <text:p>2777471669600</text:p>
          </table:table-cell>
          <table:table-cell table:number-columns-repeated="3"/>
        </table:table-row>
        <table:table-row table:style-name="ro1">
          <table:table-cell office:value-type="float" office:value="1.08232">
            <text:p>1.08232</text:p>
          </table:table-cell>
          <table:table-cell office:value-type="float" office:value="-0.44112">
            <text:p>-0.44112</text:p>
          </table:table-cell>
          <table:table-cell office:value-type="float" office:value="2777471669885">
            <text:p>2777471669885</text:p>
          </table:table-cell>
          <table:table-cell table:number-columns-repeated="3"/>
        </table:table-row>
        <table:table-row table:style-name="ro1">
          <table:table-cell office:value-type="float" office:value="1.06415">
            <text:p>1.06415</text:p>
          </table:table-cell>
          <table:table-cell office:value-type="float" office:value="-0.440363">
            <text:p>-0.440363</text:p>
          </table:table-cell>
          <table:table-cell office:value-type="float" office:value="2777471670170">
            <text:p>2777471670170</text:p>
          </table:table-cell>
          <table:table-cell table:number-columns-repeated="3"/>
        </table:table-row>
        <table:table-row table:style-name="ro1">
          <table:table-cell office:value-type="float" office:value="1.04543">
            <text:p>1.04543</text:p>
          </table:table-cell>
          <table:table-cell office:value-type="float" office:value="-0.44016">
            <text:p>-0.44016</text:p>
          </table:table-cell>
          <table:table-cell office:value-type="float" office:value="2777471670456">
            <text:p>2777471670456</text:p>
          </table:table-cell>
          <table:table-cell table:number-columns-repeated="3"/>
        </table:table-row>
        <table:table-row table:style-name="ro1">
          <table:table-cell office:value-type="float" office:value="1.02409">
            <text:p>1.02409</text:p>
          </table:table-cell>
          <table:table-cell office:value-type="float" office:value="-0.440797">
            <text:p>-0.440797</text:p>
          </table:table-cell>
          <table:table-cell office:value-type="float" office:value="2777471670742">
            <text:p>2777471670742</text:p>
          </table:table-cell>
          <table:table-cell table:number-columns-repeated="3"/>
        </table:table-row>
        <table:table-row table:style-name="ro1">
          <table:table-cell office:value-type="float" office:value="1.00889">
            <text:p>1.00889</text:p>
          </table:table-cell>
          <table:table-cell office:value-type="float" office:value="-0.441696">
            <text:p>-0.441696</text:p>
          </table:table-cell>
          <table:table-cell office:value-type="float" office:value="2777471671027">
            <text:p>2777471671027</text:p>
          </table:table-cell>
          <table:table-cell table:number-columns-repeated="3"/>
        </table:table-row>
        <table:table-row table:style-name="ro1">
          <table:table-cell office:value-type="float" office:value="0.983189">
            <text:p>0.983189</text:p>
          </table:table-cell>
          <table:table-cell office:value-type="float" office:value="-0.44418">
            <text:p>-0.44418</text:p>
          </table:table-cell>
          <table:table-cell office:value-type="float" office:value="2777471671313">
            <text:p>2777471671313</text:p>
          </table:table-cell>
          <table:table-cell table:number-columns-repeated="3"/>
        </table:table-row>
        <table:table-row table:style-name="ro1">
          <table:table-cell office:value-type="float" office:value="0.967578">
            <text:p>0.967578</text:p>
          </table:table-cell>
          <table:table-cell office:value-type="float" office:value="-0.44617">
            <text:p>-0.44617</text:p>
          </table:table-cell>
          <table:table-cell office:value-type="float" office:value="2777471671598">
            <text:p>2777471671598</text:p>
          </table:table-cell>
          <table:table-cell table:number-columns-repeated="3"/>
        </table:table-row>
        <table:table-row table:style-name="ro1">
          <table:table-cell office:value-type="float" office:value="0.949247">
            <text:p>0.949247</text:p>
          </table:table-cell>
          <table:table-cell office:value-type="float" office:value="-0.448707">
            <text:p>-0.448707</text:p>
          </table:table-cell>
          <table:table-cell office:value-type="float" office:value="2777471671884">
            <text:p>2777471671884</text:p>
          </table:table-cell>
          <table:table-cell table:number-columns-repeated="3"/>
        </table:table-row>
        <table:table-row table:style-name="ro1">
          <table:table-cell office:value-type="float" office:value="0.924414">
            <text:p>0.924414</text:p>
          </table:table-cell>
          <table:table-cell office:value-type="float" office:value="-0.451831">
            <text:p>-0.451831</text:p>
          </table:table-cell>
          <table:table-cell office:value-type="float" office:value="2777471672170">
            <text:p>2777471672170</text:p>
          </table:table-cell>
          <table:table-cell table:number-columns-repeated="3"/>
        </table:table-row>
        <table:table-row table:style-name="ro1">
          <table:table-cell office:value-type="float" office:value="0.901209">
            <text:p>0.901209</text:p>
          </table:table-cell>
          <table:table-cell office:value-type="float" office:value="-0.455227">
            <text:p>-0.455227</text:p>
          </table:table-cell>
          <table:table-cell office:value-type="float" office:value="2777471672456">
            <text:p>2777471672456</text:p>
          </table:table-cell>
          <table:table-cell table:number-columns-repeated="3"/>
        </table:table-row>
        <table:table-row table:style-name="ro1">
          <table:table-cell office:value-type="float" office:value="0.889663">
            <text:p>0.889663</text:p>
          </table:table-cell>
          <table:table-cell office:value-type="float" office:value="-0.457215">
            <text:p>-0.457215</text:p>
          </table:table-cell>
          <table:table-cell office:value-type="float" office:value="2777471672741">
            <text:p>2777471672741</text:p>
          </table:table-cell>
          <table:table-cell table:number-columns-repeated="3"/>
        </table:table-row>
        <table:table-row table:style-name="ro1">
          <table:table-cell office:value-type="float" office:value="0.868014">
            <text:p>0.868014</text:p>
          </table:table-cell>
          <table:table-cell office:value-type="float" office:value="-0.461668">
            <text:p>-0.461668</text:p>
          </table:table-cell>
          <table:table-cell office:value-type="float" office:value="2777471673027">
            <text:p>2777471673027</text:p>
          </table:table-cell>
          <table:table-cell table:number-columns-repeated="3"/>
        </table:table-row>
        <table:table-row table:style-name="ro1">
          <table:table-cell office:value-type="float" office:value="0.847077">
            <text:p>0.847077</text:p>
          </table:table-cell>
          <table:table-cell office:value-type="float" office:value="-0.465096">
            <text:p>-0.465096</text:p>
          </table:table-cell>
          <table:table-cell office:value-type="float" office:value="2777471673314">
            <text:p>2777471673314</text:p>
          </table:table-cell>
          <table:table-cell table:number-columns-repeated="3"/>
        </table:table-row>
        <table:table-row table:style-name="ro1">
          <table:table-cell office:value-type="float" office:value="0.820701">
            <text:p>0.820701</text:p>
          </table:table-cell>
          <table:table-cell office:value-type="float" office:value="-0.470504">
            <text:p>-0.470504</text:p>
          </table:table-cell>
          <table:table-cell office:value-type="float" office:value="2777471673602">
            <text:p>2777471673602</text:p>
          </table:table-cell>
          <table:table-cell table:number-columns-repeated="3"/>
        </table:table-row>
        <table:table-row table:style-name="ro1">
          <table:table-cell office:value-type="float" office:value="0.811453">
            <text:p>0.811453</text:p>
          </table:table-cell>
          <table:table-cell office:value-type="float" office:value="-0.472482">
            <text:p>-0.472482</text:p>
          </table:table-cell>
          <table:table-cell office:value-type="float" office:value="2777471673889">
            <text:p>2777471673889</text:p>
          </table:table-cell>
          <table:table-cell table:number-columns-repeated="3"/>
        </table:table-row>
        <table:table-row table:style-name="ro1">
          <table:table-cell office:value-type="float" office:value="0.785407">
            <text:p>0.785407</text:p>
          </table:table-cell>
          <table:table-cell office:value-type="float" office:value="-0.478513">
            <text:p>-0.478513</text:p>
          </table:table-cell>
          <table:table-cell office:value-type="float" office:value="2777471674174">
            <text:p>2777471674174</text:p>
          </table:table-cell>
          <table:table-cell table:number-columns-repeated="3"/>
        </table:table-row>
        <table:table-row table:style-name="ro1">
          <table:table-cell office:value-type="float" office:value="0.756639">
            <text:p>0.756639</text:p>
          </table:table-cell>
          <table:table-cell office:value-type="float" office:value="-0.486238">
            <text:p>-0.486238</text:p>
          </table:table-cell>
          <table:table-cell office:value-type="float" office:value="2777471674461">
            <text:p>2777471674461</text:p>
          </table:table-cell>
          <table:table-cell table:number-columns-repeated="3"/>
        </table:table-row>
        <table:table-row table:style-name="ro1">
          <table:table-cell office:value-type="float" office:value="0.743878">
            <text:p>0.743878</text:p>
          </table:table-cell>
          <table:table-cell office:value-type="float" office:value="-0.489732">
            <text:p>-0.489732</text:p>
          </table:table-cell>
          <table:table-cell office:value-type="float" office:value="2777471674748">
            <text:p>2777471674748</text:p>
          </table:table-cell>
          <table:table-cell table:number-columns-repeated="3"/>
        </table:table-row>
        <table:table-row table:style-name="ro1">
          <table:table-cell office:value-type="float" office:value="0.727044">
            <text:p>0.727044</text:p>
          </table:table-cell>
          <table:table-cell office:value-type="float" office:value="-0.494047">
            <text:p>-0.494047</text:p>
          </table:table-cell>
          <table:table-cell office:value-type="float" office:value="2777471675034">
            <text:p>2777471675034</text:p>
          </table:table-cell>
          <table:table-cell table:number-columns-repeated="3"/>
        </table:table-row>
        <table:table-row table:style-name="ro1">
          <table:table-cell office:value-type="float" office:value="0.709695">
            <text:p>0.709695</text:p>
          </table:table-cell>
          <table:table-cell office:value-type="float" office:value="-0.499358">
            <text:p>-0.499358</text:p>
          </table:table-cell>
          <table:table-cell office:value-type="float" office:value="2777471675318">
            <text:p>2777471675318</text:p>
          </table:table-cell>
          <table:table-cell table:number-columns-repeated="3"/>
        </table:table-row>
        <table:table-row table:style-name="ro1">
          <table:table-cell office:value-type="float" office:value="0.684528">
            <text:p>0.684528</text:p>
          </table:table-cell>
          <table:table-cell office:value-type="float" office:value="-0.508">
            <text:p>-0.508</text:p>
          </table:table-cell>
          <table:table-cell office:value-type="float" office:value="2777471675603">
            <text:p>2777471675603</text:p>
          </table:table-cell>
          <table:table-cell table:number-columns-repeated="3"/>
        </table:table-row>
        <table:table-row table:style-name="ro1">
          <table:table-cell office:value-type="float" office:value="0.664455">
            <text:p>0.664455</text:p>
          </table:table-cell>
          <table:table-cell office:value-type="float" office:value="-0.515147">
            <text:p>-0.515147</text:p>
          </table:table-cell>
          <table:table-cell office:value-type="float" office:value="2777471675890">
            <text:p>2777471675890</text:p>
          </table:table-cell>
          <table:table-cell table:number-columns-repeated="3"/>
        </table:table-row>
        <table:table-row table:style-name="ro1">
          <table:table-cell office:value-type="float" office:value="0.639872">
            <text:p>0.639872</text:p>
          </table:table-cell>
          <table:table-cell office:value-type="float" office:value="-0.524569">
            <text:p>-0.524569</text:p>
          </table:table-cell>
          <table:table-cell office:value-type="float" office:value="2777471676176">
            <text:p>2777471676176</text:p>
          </table:table-cell>
          <table:table-cell table:number-columns-repeated="3"/>
        </table:table-row>
        <table:table-row table:style-name="ro1">
          <table:table-cell office:value-type="float" office:value="0.621275">
            <text:p>0.621275</text:p>
          </table:table-cell>
          <table:table-cell office:value-type="float" office:value="-0.532405">
            <text:p>-0.532405</text:p>
          </table:table-cell>
          <table:table-cell office:value-type="float" office:value="2777471676462">
            <text:p>2777471676462</text:p>
          </table:table-cell>
          <table:table-cell table:number-columns-repeated="3"/>
        </table:table-row>
        <table:table-row table:style-name="ro1">
          <table:table-cell office:value-type="float" office:value="0.603279">
            <text:p>0.603279</text:p>
          </table:table-cell>
          <table:table-cell office:value-type="float" office:value="-0.540047">
            <text:p>-0.540047</text:p>
          </table:table-cell>
          <table:table-cell office:value-type="float" office:value="2777471676747">
            <text:p>2777471676747</text:p>
          </table:table-cell>
          <table:table-cell table:number-columns-repeated="3"/>
        </table:table-row>
        <table:table-row table:style-name="ro1">
          <table:table-cell office:value-type="float" office:value="0.580906">
            <text:p>0.580906</text:p>
          </table:table-cell>
          <table:table-cell office:value-type="float" office:value="-0.550904">
            <text:p>-0.550904</text:p>
          </table:table-cell>
          <table:table-cell office:value-type="float" office:value="2777471677034">
            <text:p>2777471677034</text:p>
          </table:table-cell>
          <table:table-cell table:number-columns-repeated="3"/>
        </table:table-row>
        <table:table-row table:style-name="ro1">
          <table:table-cell office:value-type="float" office:value="0.56462">
            <text:p>0.56462</text:p>
          </table:table-cell>
          <table:table-cell office:value-type="float" office:value="-0.559431">
            <text:p>-0.559431</text:p>
          </table:table-cell>
          <table:table-cell office:value-type="float" office:value="2777471677320">
            <text:p>2777471677320</text:p>
          </table:table-cell>
          <table:table-cell table:number-columns-repeated="3"/>
        </table:table-row>
        <table:table-row table:style-name="ro1">
          <table:table-cell office:value-type="float" office:value="0.54564">
            <text:p>0.54564</text:p>
          </table:table-cell>
          <table:table-cell office:value-type="float" office:value="-0.56987">
            <text:p>-0.56987</text:p>
          </table:table-cell>
          <table:table-cell office:value-type="float" office:value="2777471677605">
            <text:p>2777471677605</text:p>
          </table:table-cell>
          <table:table-cell table:number-columns-repeated="3"/>
        </table:table-row>
        <table:table-row table:style-name="ro1">
          <table:table-cell office:value-type="float" office:value="0.52994">
            <text:p>0.52994</text:p>
          </table:table-cell>
          <table:table-cell office:value-type="float" office:value="-0.579182">
            <text:p>-0.579182</text:p>
          </table:table-cell>
          <table:table-cell office:value-type="float" office:value="2777471677890">
            <text:p>2777471677890</text:p>
          </table:table-cell>
          <table:table-cell table:number-columns-repeated="3"/>
        </table:table-row>
        <table:table-row table:style-name="ro1">
          <table:table-cell office:value-type="float" office:value="0.51074">
            <text:p>0.51074</text:p>
          </table:table-cell>
          <table:table-cell office:value-type="float" office:value="-0.590326">
            <text:p>-0.590326</text:p>
          </table:table-cell>
          <table:table-cell office:value-type="float" office:value="2777471678175">
            <text:p>2777471678175</text:p>
          </table:table-cell>
          <table:table-cell table:number-columns-repeated="3"/>
        </table:table-row>
        <table:table-row table:style-name="ro1">
          <table:table-cell office:value-type="float" office:value="0.491576">
            <text:p>0.491576</text:p>
          </table:table-cell>
          <table:table-cell office:value-type="float" office:value="-0.602337">
            <text:p>-0.602337</text:p>
          </table:table-cell>
          <table:table-cell office:value-type="float" office:value="2777471678461">
            <text:p>2777471678461</text:p>
          </table:table-cell>
          <table:table-cell table:number-columns-repeated="3"/>
        </table:table-row>
        <table:table-row table:style-name="ro1">
          <table:table-cell office:value-type="float" office:value="0.472996">
            <text:p>0.472996</text:p>
          </table:table-cell>
          <table:table-cell office:value-type="float" office:value="-0.615722">
            <text:p>-0.615722</text:p>
          </table:table-cell>
          <table:table-cell office:value-type="float" office:value="2777471678746">
            <text:p>2777471678746</text:p>
          </table:table-cell>
          <table:table-cell table:number-columns-repeated="3"/>
        </table:table-row>
        <table:table-row table:style-name="ro1">
          <table:table-cell office:value-type="float" office:value="0.453197">
            <text:p>0.453197</text:p>
          </table:table-cell>
          <table:table-cell office:value-type="float" office:value="-0.627612">
            <text:p>-0.627612</text:p>
          </table:table-cell>
          <table:table-cell office:value-type="float" office:value="2777471679032">
            <text:p>2777471679032</text:p>
          </table:table-cell>
          <table:table-cell table:number-columns-repeated="3"/>
        </table:table-row>
        <table:table-row table:style-name="ro1">
          <table:table-cell office:value-type="float" office:value="0.430077">
            <text:p>0.430077</text:p>
          </table:table-cell>
          <table:table-cell office:value-type="float" office:value="-0.644937">
            <text:p>-0.644937</text:p>
          </table:table-cell>
          <table:table-cell office:value-type="float" office:value="2777471679318">
            <text:p>2777471679318</text:p>
          </table:table-cell>
          <table:table-cell table:number-columns-repeated="3"/>
        </table:table-row>
        <table:table-row table:style-name="ro1">
          <table:table-cell office:value-type="float" office:value="0.421002">
            <text:p>0.421002</text:p>
          </table:table-cell>
          <table:table-cell office:value-type="float" office:value="-0.653486">
            <text:p>-0.653486</text:p>
          </table:table-cell>
          <table:table-cell office:value-type="float" office:value="2777471679604">
            <text:p>2777471679604</text:p>
          </table:table-cell>
          <table:table-cell table:number-columns-repeated="3"/>
        </table:table-row>
        <table:table-row table:style-name="ro1">
          <table:table-cell office:value-type="float" office:value="0.408486">
            <text:p>0.408486</text:p>
          </table:table-cell>
          <table:table-cell office:value-type="float" office:value="-0.665555">
            <text:p>-0.665555</text:p>
          </table:table-cell>
          <table:table-cell office:value-type="float" office:value="2777471679890">
            <text:p>2777471679890</text:p>
          </table:table-cell>
          <table:table-cell table:number-columns-repeated="3"/>
        </table:table-row>
        <table:table-row table:style-name="ro1">
          <table:table-cell office:value-type="float" office:value="0.387403">
            <text:p>0.387403</text:p>
          </table:table-cell>
          <table:table-cell office:value-type="float" office:value="-0.687655">
            <text:p>-0.687655</text:p>
          </table:table-cell>
          <table:table-cell office:value-type="float" office:value="2777471680176">
            <text:p>2777471680176</text:p>
          </table:table-cell>
          <table:table-cell table:number-columns-repeated="3"/>
        </table:table-row>
        <table:table-row table:style-name="ro1">
          <table:table-cell office:value-type="float" office:value="0.371749">
            <text:p>0.371749</text:p>
          </table:table-cell>
          <table:table-cell office:value-type="float" office:value="-0.705778">
            <text:p>-0.705778</text:p>
          </table:table-cell>
          <table:table-cell office:value-type="float" office:value="2777471680462">
            <text:p>2777471680462</text:p>
          </table:table-cell>
          <table:table-cell table:number-columns-repeated="3"/>
        </table:table-row>
        <table:table-row table:style-name="ro1">
          <table:table-cell office:value-type="float" office:value="0.360127">
            <text:p>0.360127</text:p>
          </table:table-cell>
          <table:table-cell office:value-type="float" office:value="-0.720281">
            <text:p>-0.720281</text:p>
          </table:table-cell>
          <table:table-cell office:value-type="float" office:value="2777471680749">
            <text:p>2777471680749</text:p>
          </table:table-cell>
          <table:table-cell table:number-columns-repeated="3"/>
        </table:table-row>
        <table:table-row table:style-name="ro1">
          <table:table-cell office:value-type="float" office:value="0.351622">
            <text:p>0.351622</text:p>
          </table:table-cell>
          <table:table-cell office:value-type="float" office:value="-0.731821">
            <text:p>-0.731821</text:p>
          </table:table-cell>
          <table:table-cell office:value-type="float" office:value="2777471681036">
            <text:p>2777471681036</text:p>
          </table:table-cell>
          <table:table-cell table:number-columns-repeated="3"/>
        </table:table-row>
        <table:table-row table:style-name="ro1">
          <table:table-cell office:value-type="float" office:value="0.337577">
            <text:p>0.337577</text:p>
          </table:table-cell>
          <table:table-cell office:value-type="float" office:value="-0.751885">
            <text:p>-0.751885</text:p>
          </table:table-cell>
          <table:table-cell office:value-type="float" office:value="2777471681320">
            <text:p>2777471681320</text:p>
          </table:table-cell>
          <table:table-cell table:number-columns-repeated="3"/>
        </table:table-row>
        <table:table-row table:style-name="ro1">
          <table:table-cell office:value-type="float" office:value="0.32494">
            <text:p>0.32494</text:p>
          </table:table-cell>
          <table:table-cell office:value-type="float" office:value="-0.770696">
            <text:p>-0.770696</text:p>
          </table:table-cell>
          <table:table-cell office:value-type="float" office:value="2777471681606">
            <text:p>2777471681606</text:p>
          </table:table-cell>
          <table:table-cell table:number-columns-repeated="3"/>
        </table:table-row>
        <table:table-row table:style-name="ro1">
          <table:table-cell office:value-type="float" office:value="0.308799">
            <text:p>0.308799</text:p>
          </table:table-cell>
          <table:table-cell office:value-type="float" office:value="-0.796564">
            <text:p>-0.796564</text:p>
          </table:table-cell>
          <table:table-cell office:value-type="float" office:value="2777471681891">
            <text:p>2777471681891</text:p>
          </table:table-cell>
          <table:table-cell table:number-columns-repeated="3"/>
        </table:table-row>
        <table:table-row table:style-name="ro1">
          <table:table-cell office:value-type="float" office:value="0.295924">
            <text:p>0.295924</text:p>
          </table:table-cell>
          <table:table-cell office:value-type="float" office:value="-0.820489">
            <text:p>-0.820489</text:p>
          </table:table-cell>
          <table:table-cell office:value-type="float" office:value="2777471682177">
            <text:p>2777471682177</text:p>
          </table:table-cell>
          <table:table-cell table:number-columns-repeated="3"/>
        </table:table-row>
        <table:table-row table:style-name="ro1">
          <table:table-cell office:value-type="float" office:value="0.283366">
            <text:p>0.283366</text:p>
          </table:table-cell>
          <table:table-cell office:value-type="float" office:value="-0.845284">
            <text:p>-0.845284</text:p>
          </table:table-cell>
          <table:table-cell office:value-type="float" office:value="2777471682462">
            <text:p>2777471682462</text:p>
          </table:table-cell>
          <table:table-cell table:number-columns-repeated="3"/>
        </table:table-row>
        <table:table-row table:style-name="ro1">
          <table:table-cell office:value-type="float" office:value="0.283659">
            <text:p>0.283659</text:p>
          </table:table-cell>
          <table:table-cell office:value-type="float" office:value="-0.844714">
            <text:p>-0.844714</text:p>
          </table:table-cell>
          <table:table-cell office:value-type="float" office:value="2777471682748">
            <text:p>2777471682748</text:p>
          </table:table-cell>
          <table:table-cell table:number-columns-repeated="3"/>
        </table:table-row>
        <table:table-row table:style-name="ro1">
          <table:table-cell office:value-type="float" office:value="0.283938">
            <text:p>0.283938</text:p>
          </table:table-cell>
          <table:table-cell office:value-type="float" office:value="-0.843217">
            <text:p>-0.843217</text:p>
          </table:table-cell>
          <table:table-cell office:value-type="float" office:value="2777471683035">
            <text:p>2777471683035</text:p>
          </table:table-cell>
          <table:table-cell table:number-columns-repeated="3"/>
        </table:table-row>
        <table:table-row table:style-name="ro1">
          <table:table-cell office:value-type="float" office:value="0.284377">
            <text:p>0.284377</text:p>
          </table:table-cell>
          <table:table-cell office:value-type="float" office:value="-0.842214">
            <text:p>-0.842214</text:p>
          </table:table-cell>
          <table:table-cell office:value-type="float" office:value="2777471683322">
            <text:p>2777471683322</text:p>
          </table:table-cell>
          <table:table-cell table:number-columns-repeated="3"/>
        </table:table-row>
        <table:table-row table:style-name="ro1">
          <table:table-cell office:value-type="float" office:value="0.284377">
            <text:p>0.284377</text:p>
          </table:table-cell>
          <table:table-cell office:value-type="float" office:value="-0.842214">
            <text:p>-0.842214</text:p>
          </table:table-cell>
          <table:table-cell office:value-type="float" office:value="2777471683607">
            <text:p>2777471683607</text:p>
          </table:table-cell>
          <table:table-cell table:number-columns-repeated="3"/>
        </table:table-row>
        <table:table-row table:style-name="ro1">
          <table:table-cell office:value-type="float" office:value="0.284377">
            <text:p>0.284377</text:p>
          </table:table-cell>
          <table:table-cell office:value-type="float" office:value="-0.842214">
            <text:p>-0.842214</text:p>
          </table:table-cell>
          <table:table-cell office:value-type="float" office:value="2777471683893">
            <text:p>2777471683893</text:p>
          </table:table-cell>
          <table:table-cell table:number-columns-repeated="3"/>
        </table:table-row>
        <table:table-row table:style-name="ro1">
          <table:table-cell office:value-type="float" office:value="0.283628">
            <text:p>0.283628</text:p>
          </table:table-cell>
          <table:table-cell office:value-type="float" office:value="-0.843891">
            <text:p>-0.843891</text:p>
          </table:table-cell>
          <table:table-cell office:value-type="float" office:value="2777471684178">
            <text:p>2777471684178</text:p>
          </table:table-cell>
          <table:table-cell table:number-columns-repeated="3"/>
        </table:table-row>
        <table:table-row table:style-name="ro1">
          <table:table-cell office:value-type="float" office:value="0.283444">
            <text:p>0.283444</text:p>
          </table:table-cell>
          <table:table-cell office:value-type="float" office:value="-0.844288">
            <text:p>-0.844288</text:p>
          </table:table-cell>
          <table:table-cell office:value-type="float" office:value="2777471684464">
            <text:p>2777471684464</text:p>
          </table:table-cell>
          <table:table-cell table:number-columns-repeated="3"/>
        </table:table-row>
        <table:table-row table:style-name="ro1">
          <table:table-cell office:value-type="float" office:value="0.279672">
            <text:p>0.279672</text:p>
          </table:table-cell>
          <table:table-cell office:value-type="float" office:value="-0.85069">
            <text:p>-0.85069</text:p>
          </table:table-cell>
          <table:table-cell office:value-type="float" office:value="2777471684750">
            <text:p>2777471684750</text:p>
          </table:table-cell>
          <table:table-cell table:number-columns-repeated="3"/>
        </table:table-row>
        <table:table-row table:style-name="ro1">
          <table:table-cell office:value-type="float" office:value="0.281791">
            <text:p>0.281791</text:p>
          </table:table-cell>
          <table:table-cell office:value-type="float" office:value="-0.847915">
            <text:p>-0.847915</text:p>
          </table:table-cell>
          <table:table-cell office:value-type="float" office:value="2777471685035">
            <text:p>2777471685035</text:p>
          </table:table-cell>
          <table:table-cell table:number-columns-repeated="3"/>
        </table:table-row>
        <table:table-row table:style-name="ro1">
          <table:table-cell office:value-type="float" office:value="0.275338">
            <text:p>0.275338</text:p>
          </table:table-cell>
          <table:table-cell office:value-type="float" office:value="-0.855076">
            <text:p>-0.855076</text:p>
          </table:table-cell>
          <table:table-cell office:value-type="float" office:value="2777471685321">
            <text:p>2777471685321</text:p>
          </table:table-cell>
          <table:table-cell table:number-columns-repeated="3"/>
        </table:table-row>
        <table:table-row table:style-name="ro1">
          <table:table-cell office:value-type="float" office:value="0.274252">
            <text:p>0.274252</text:p>
          </table:table-cell>
          <table:table-cell office:value-type="float" office:value="-0.855983">
            <text:p>-0.855983</text:p>
          </table:table-cell>
          <table:table-cell office:value-type="float" office:value="2777471685608">
            <text:p>2777471685608</text:p>
          </table:table-cell>
          <table:table-cell table:number-columns-repeated="3"/>
        </table:table-row>
        <table:table-row table:style-name="ro1">
          <table:table-cell office:value-type="float" office:value="0.270523">
            <text:p>0.270523</text:p>
          </table:table-cell>
          <table:table-cell office:value-type="float" office:value="-0.858171">
            <text:p>-0.858171</text:p>
          </table:table-cell>
          <table:table-cell office:value-type="float" office:value="2777471685895">
            <text:p>2777471685895</text:p>
          </table:table-cell>
          <table:table-cell table:number-columns-repeated="3"/>
        </table:table-row>
        <table:table-row table:style-name="ro1">
          <table:table-cell office:value-type="float" office:value="0.255326">
            <text:p>0.255326</text:p>
          </table:table-cell>
          <table:table-cell office:value-type="float" office:value="-0.863598">
            <text:p>-0.863598</text:p>
          </table:table-cell>
          <table:table-cell office:value-type="float" office:value="2777471686181">
            <text:p>2777471686181</text:p>
          </table:table-cell>
          <table:table-cell table:number-columns-repeated="3"/>
        </table:table-row>
        <table:table-row table:style-name="ro1">
          <table:table-cell office:value-type="float" office:value="0.248715">
            <text:p>0.248715</text:p>
          </table:table-cell>
          <table:table-cell office:value-type="float" office:value="-0.864764">
            <text:p>-0.864764</text:p>
          </table:table-cell>
          <table:table-cell office:value-type="float" office:value="2777471686465">
            <text:p>2777471686465</text:p>
          </table:table-cell>
          <table:table-cell table:number-columns-repeated="3"/>
        </table:table-row>
        <table:table-row table:style-name="ro1">
          <table:table-cell office:value-type="float" office:value="0.238954">
            <text:p>0.238954</text:p>
          </table:table-cell>
          <table:table-cell office:value-type="float" office:value="-0.865227">
            <text:p>-0.865227</text:p>
          </table:table-cell>
          <table:table-cell office:value-type="float" office:value="2777471686751">
            <text:p>2777471686751</text:p>
          </table:table-cell>
          <table:table-cell table:number-columns-repeated="3"/>
        </table:table-row>
        <table:table-row table:style-name="ro1">
          <table:table-cell office:value-type="float" office:value="0.232645">
            <text:p>0.232645</text:p>
          </table:table-cell>
          <table:table-cell office:value-type="float" office:value="-0.864224">
            <text:p>-0.864224</text:p>
          </table:table-cell>
          <table:table-cell office:value-type="float" office:value="2777471687038">
            <text:p>2777471687038</text:p>
          </table:table-cell>
          <table:table-cell table:number-columns-repeated="3"/>
        </table:table-row>
        <table:table-row table:style-name="ro1">
          <table:table-cell office:value-type="float" office:value="0.233461">
            <text:p>0.233461</text:p>
          </table:table-cell>
          <table:table-cell office:value-type="float" office:value="-0.864494">
            <text:p>-0.864494</text:p>
          </table:table-cell>
          <table:table-cell office:value-type="float" office:value="2777471687325">
            <text:p>2777471687325</text:p>
          </table:table-cell>
          <table:table-cell table:number-columns-repeated="3"/>
        </table:table-row>
        <table:table-row table:style-name="ro1">
          <table:table-cell office:value-type="float" office:value="0.231319">
            <text:p>0.231319</text:p>
          </table:table-cell>
          <table:table-cell office:value-type="float" office:value="-0.863078">
            <text:p>-0.863078</text:p>
          </table:table-cell>
          <table:table-cell office:value-type="float" office:value="2777471687610">
            <text:p>2777471687610</text:p>
          </table:table-cell>
          <table:table-cell table:number-columns-repeated="3"/>
        </table:table-row>
        <table:table-row table:style-name="ro1">
          <table:table-cell office:value-type="float" office:value="0.227527">
            <text:p>0.227527</text:p>
          </table:table-cell>
          <table:table-cell office:value-type="float" office:value="-0.859114">
            <text:p>-0.859114</text:p>
          </table:table-cell>
          <table:table-cell office:value-type="float" office:value="2777471687895">
            <text:p>2777471687895</text:p>
          </table:table-cell>
          <table:table-cell table:number-columns-repeated="3"/>
        </table:table-row>
        <table:table-row table:style-name="ro1">
          <table:table-cell office:value-type="float" office:value="0.225715">
            <text:p>0.225715</text:p>
          </table:table-cell>
          <table:table-cell office:value-type="float" office:value="-0.856218">
            <text:p>-0.856218</text:p>
          </table:table-cell>
          <table:table-cell office:value-type="float" office:value="2777471688180">
            <text:p>2777471688180</text:p>
          </table:table-cell>
          <table:table-cell table:number-columns-repeated="3"/>
        </table:table-row>
        <table:table-row table:style-name="ro1">
          <table:table-cell office:value-type="float" office:value="0.223521">
            <text:p>0.223521</text:p>
          </table:table-cell>
          <table:table-cell office:value-type="float" office:value="-0.850721">
            <text:p>-0.850721</text:p>
          </table:table-cell>
          <table:table-cell office:value-type="float" office:value="2777471688471">
            <text:p>2777471688471</text:p>
          </table:table-cell>
          <table:table-cell table:number-columns-repeated="3"/>
        </table:table-row>
        <table:table-row table:style-name="ro1">
          <table:table-cell office:value-type="float" office:value="0.222753">
            <text:p>0.222753</text:p>
          </table:table-cell>
          <table:table-cell office:value-type="float" office:value="-0.845255">
            <text:p>-0.845255</text:p>
          </table:table-cell>
          <table:table-cell office:value-type="float" office:value="2777471688753">
            <text:p>2777471688753</text:p>
          </table:table-cell>
          <table:table-cell table:number-columns-repeated="3"/>
        </table:table-row>
        <table:table-row table:style-name="ro1">
          <table:table-cell office:value-type="float" office:value="0.224567">
            <text:p>0.224567</text:p>
          </table:table-cell>
          <table:table-cell office:value-type="float" office:value="-0.848624">
            <text:p>-0.848624</text:p>
          </table:table-cell>
          <table:table-cell office:value-type="float" office:value="2777471689035">
            <text:p>2777471689035</text:p>
          </table:table-cell>
          <table:table-cell table:number-columns-repeated="3"/>
        </table:table-row>
        <table:table-row table:style-name="ro1">
          <table:table-cell office:value-type="float" office:value="0.224567">
            <text:p>0.224567</text:p>
          </table:table-cell>
          <table:table-cell office:value-type="float" office:value="-0.848624">
            <text:p>-0.848624</text:p>
          </table:table-cell>
          <table:table-cell office:value-type="float" office:value="2777471689320">
            <text:p>2777471689320</text:p>
          </table:table-cell>
          <table:table-cell table:number-columns-repeated="3"/>
        </table:table-row>
        <table:table-row table:style-name="ro1">
          <table:table-cell office:value-type="float" office:value="0.224853">
            <text:p>0.224853</text:p>
          </table:table-cell>
          <table:table-cell office:value-type="float" office:value="-0.844522">
            <text:p>-0.844522</text:p>
          </table:table-cell>
          <table:table-cell office:value-type="float" office:value="2777471689601">
            <text:p>2777471689601</text:p>
          </table:table-cell>
          <table:table-cell table:number-columns-repeated="3"/>
        </table:table-row>
        <table:table-row table:style-name="ro1">
          <table:table-cell office:value-type="float" office:value="0.22617">
            <text:p>0.22617</text:p>
          </table:table-cell>
          <table:table-cell office:value-type="float" office:value="-0.828602">
            <text:p>-0.828602</text:p>
          </table:table-cell>
          <table:table-cell office:value-type="float" office:value="2777471689886">
            <text:p>2777471689886</text:p>
          </table:table-cell>
          <table:table-cell table:number-columns-repeated="3"/>
        </table:table-row>
        <table:table-row table:style-name="ro1">
          <table:table-cell office:value-type="float" office:value="0.226324">
            <text:p>0.226324</text:p>
          </table:table-cell>
          <table:table-cell office:value-type="float" office:value="-0.826382">
            <text:p>-0.826382</text:p>
          </table:table-cell>
          <table:table-cell office:value-type="float" office:value="2777471690171">
            <text:p>2777471690171</text:p>
          </table:table-cell>
          <table:table-cell table:number-columns-repeated="3"/>
        </table:table-row>
        <table:table-row table:style-name="ro1">
          <table:table-cell office:value-type="float" office:value="0.22719">
            <text:p>0.22719</text:p>
          </table:table-cell>
          <table:table-cell office:value-type="float" office:value="-0.804731">
            <text:p>-0.804731</text:p>
          </table:table-cell>
          <table:table-cell office:value-type="float" office:value="2777471690457">
            <text:p>2777471690457</text:p>
          </table:table-cell>
          <table:table-cell table:number-columns-repeated="3"/>
        </table:table-row>
        <table:table-row table:style-name="ro1">
          <table:table-cell office:value-type="float" office:value="0.227583">
            <text:p>0.227583</text:p>
          </table:table-cell>
          <table:table-cell office:value-type="float" office:value="-0.795904">
            <text:p>-0.795904</text:p>
          </table:table-cell>
          <table:table-cell office:value-type="float" office:value="2777471690741">
            <text:p>2777471690741</text:p>
          </table:table-cell>
          <table:table-cell table:number-columns-repeated="3"/>
        </table:table-row>
        <table:table-row table:style-name="ro1">
          <table:table-cell office:value-type="float" office:value="0.227623">
            <text:p>0.227623</text:p>
          </table:table-cell>
          <table:table-cell office:value-type="float" office:value="-0.779665">
            <text:p>-0.779665</text:p>
          </table:table-cell>
          <table:table-cell office:value-type="float" office:value="2777471691026">
            <text:p>2777471691026</text:p>
          </table:table-cell>
          <table:table-cell table:number-columns-repeated="3"/>
        </table:table-row>
        <table:table-row table:style-name="ro1">
          <table:table-cell office:value-type="float" office:value="0.227322">
            <text:p>0.227322</text:p>
          </table:table-cell>
          <table:table-cell office:value-type="float" office:value="-0.768211">
            <text:p>-0.768211</text:p>
          </table:table-cell>
          <table:table-cell office:value-type="float" office:value="2777471691311">
            <text:p>2777471691311</text:p>
          </table:table-cell>
          <table:table-cell table:number-columns-repeated="3"/>
        </table:table-row>
        <table:table-row table:style-name="ro1">
          <table:table-cell office:value-type="float" office:value="0.226885">
            <text:p>0.226885</text:p>
          </table:table-cell>
          <table:table-cell office:value-type="float" office:value="-0.753225">
            <text:p>-0.753225</text:p>
          </table:table-cell>
          <table:table-cell office:value-type="float" office:value="2777471691596">
            <text:p>2777471691596</text:p>
          </table:table-cell>
          <table:table-cell table:number-columns-repeated="3"/>
        </table:table-row>
        <table:table-row table:style-name="ro1">
          <table:table-cell office:value-type="float" office:value="0.226253">
            <text:p>0.226253</text:p>
          </table:table-cell>
          <table:table-cell office:value-type="float" office:value="-0.740207">
            <text:p>-0.740207</text:p>
          </table:table-cell>
          <table:table-cell office:value-type="float" office:value="2777471691880">
            <text:p>2777471691880</text:p>
          </table:table-cell>
          <table:table-cell table:number-columns-repeated="3"/>
        </table:table-row>
        <table:table-row table:style-name="ro1">
          <table:table-cell office:value-type="float" office:value="0.224509">
            <text:p>0.224509</text:p>
          </table:table-cell>
          <table:table-cell office:value-type="float" office:value="-0.720416">
            <text:p>-0.720416</text:p>
          </table:table-cell>
          <table:table-cell office:value-type="float" office:value="2777471692166">
            <text:p>2777471692166</text:p>
          </table:table-cell>
          <table:table-cell table:number-columns-repeated="3"/>
        </table:table-row>
        <table:table-row table:style-name="ro1">
          <table:table-cell office:value-type="float" office:value="0.222094">
            <text:p>0.222094</text:p>
          </table:table-cell>
          <table:table-cell office:value-type="float" office:value="-0.697911">
            <text:p>-0.697911</text:p>
          </table:table-cell>
          <table:table-cell office:value-type="float" office:value="2777471692452">
            <text:p>2777471692452</text:p>
          </table:table-cell>
          <table:table-cell table:number-columns-repeated="3"/>
        </table:table-row>
        <table:table-row table:style-name="ro1">
          <table:table-cell office:value-type="float" office:value="0.220577">
            <text:p>0.220577</text:p>
          </table:table-cell>
          <table:table-cell office:value-type="float" office:value="-0.682748">
            <text:p>-0.682748</text:p>
          </table:table-cell>
          <table:table-cell office:value-type="float" office:value="2777471692738">
            <text:p>2777471692738</text:p>
          </table:table-cell>
          <table:table-cell table:number-columns-repeated="3"/>
        </table:table-row>
        <table:table-row table:style-name="ro1">
          <table:table-cell office:value-type="float" office:value="0.219891">
            <text:p>0.219891</text:p>
          </table:table-cell>
          <table:table-cell office:value-type="float" office:value="-0.675753">
            <text:p>-0.675753</text:p>
          </table:table-cell>
          <table:table-cell office:value-type="float" office:value="2777471693023">
            <text:p>2777471693023</text:p>
          </table:table-cell>
          <table:table-cell table:number-columns-repeated="3"/>
        </table:table-row>
        <table:table-row table:style-name="ro1">
          <table:table-cell office:value-type="float" office:value="0.217242">
            <text:p>0.217242</text:p>
          </table:table-cell>
          <table:table-cell office:value-type="float" office:value="-0.648812">
            <text:p>-0.648812</text:p>
          </table:table-cell>
          <table:table-cell office:value-type="float" office:value="2777471693307">
            <text:p>2777471693307</text:p>
          </table:table-cell>
          <table:table-cell table:number-columns-repeated="3"/>
        </table:table-row>
        <table:table-row table:style-name="ro1">
          <table:table-cell office:value-type="float" office:value="0.215522">
            <text:p>0.215522</text:p>
          </table:table-cell>
          <table:table-cell office:value-type="float" office:value="-0.637484">
            <text:p>-0.637484</text:p>
          </table:table-cell>
          <table:table-cell office:value-type="float" office:value="2777471693593">
            <text:p>2777471693593</text:p>
          </table:table-cell>
          <table:table-cell table:number-columns-repeated="3"/>
        </table:table-row>
        <table:table-row table:style-name="ro1">
          <table:table-cell office:value-type="float" office:value="0.212377">
            <text:p>0.212377</text:p>
          </table:table-cell>
          <table:table-cell office:value-type="float" office:value="-0.61875">
            <text:p>-0.61875</text:p>
          </table:table-cell>
          <table:table-cell office:value-type="float" office:value="2777471693878">
            <text:p>2777471693878</text:p>
          </table:table-cell>
          <table:table-cell table:number-columns-repeated="3"/>
        </table:table-row>
        <table:table-row table:style-name="ro1">
          <table:table-cell office:value-type="float" office:value="0.209639">
            <text:p>0.209639</text:p>
          </table:table-cell>
          <table:table-cell office:value-type="float" office:value="-0.605104">
            <text:p>-0.605104</text:p>
          </table:table-cell>
          <table:table-cell office:value-type="float" office:value="2777471694163">
            <text:p>277747169416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7T20:49:36</dc:date>
    <dc:creator>smithwe </dc:creator>
    <meta:generator>LibreOffice/3.5$Linux_X86_64 LibreOffice_project/350m1$Build-2</meta:generator>
    <meta:editing-duration>PT5M26S</meta:editing-duration>
    <meta:editing-cycles>3</meta:editing-cycles>
    <meta:document-statistic meta:table-count="1" meta:cell-count="1122" meta:object-count="0"/>
  </office:meta>
</office:document-meta>
</file>